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45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327in"/>
    </style:style>
    <style:style style:name="co4" style:family="table-column">
      <style:table-column-properties fo:break-before="auto" style:column-width="1.422in"/>
    </style:style>
    <style:style style:name="co5" style:family="table-column">
      <style:table-column-properties fo:break-before="auto" style:column-width="1.1744in"/>
    </style:style>
    <style:style style:name="co6" style:family="table-column">
      <style:table-column-properties fo:break-before="auto" style:column-width="1.2528in"/>
    </style:style>
    <style:style style:name="co7" style:family="table-column">
      <style:table-column-properties fo:break-before="auto" style:column-width="1.3071in"/>
    </style:style>
    <style:style style:name="co8" style:family="table-column">
      <style:table-column-properties fo:break-before="auto" style:column-width="1.2744in"/>
    </style:style>
    <style:style style:name="co9" style:family="table-column">
      <style:table-column-properties fo:break-before="auto" style:column-width="1.1339in"/>
    </style:style>
    <style:style style:name="co10" style:family="table-column">
      <style:table-column-properties fo:break-before="auto" style:column-width="1.0161in"/>
    </style:style>
    <style:style style:name="co11" style:family="table-column">
      <style:table-column-properties fo:break-before="auto" style:column-width="0.9591in"/>
    </style:style>
    <style:style style:name="co12" style:family="table-column">
      <style:table-column-properties fo:break-before="auto" style:column-width="1.1311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1.1126in"/>
    </style:style>
    <style:style style:name="co15" style:family="table-column">
      <style:table-column-properties fo:break-before="auto" style:column-width="1.339in"/>
    </style:style>
    <style:style style:name="co16" style:family="table-column">
      <style:table-column-properties fo:break-before="auto" style:column-width="1.9965in"/>
    </style:style>
    <style:style style:name="co17" style:family="table-column">
      <style:table-column-properties fo:break-before="auto" style:column-width="1.3902in"/>
    </style:style>
    <style:style style:name="co18" style:family="table-column">
      <style:table-column-properties fo:break-before="auto" style:column-width="1.0126in"/>
    </style:style>
    <style:style style:name="co19" style:family="table-column">
      <style:table-column-properties fo:break-before="auto" style:column-width="1.166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0000"/>
      <style:text-properties fo:font-style="italic" style:text-underline-style="solid" style:text-underline-width="auto" style:text-underline-color="font-color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/>
    </style:style>
    <style:style style:name="ce3" style:family="table-cell" style:parent-style-name="Default">
      <style:table-cell-properties fo:border-bottom="none" fo:background-color="#99ccff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order-bottom="none" fo:background-color="#99ccff" style:text-align-source="fix" style:repeat-content="false" fo:border-left="0.0008in solid #000000" fo:border-right="none" fo:border-top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order-bottom="none" fo:background-color="#99ccff" style:text-align-source="fix" style:repeat-content="false" fo:border-left="0.0008in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00ffff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7" style:family="table-cell" style:parent-style-name="Default">
      <style:table-cell-properties fo:border-bottom="none" fo:background-color="#00ffff" style:text-align-source="fix" style:repeat-content="false" fo:border-left="0.0008in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0.0008in solid #000000" fo:background-color="#00ffff" style:text-align-source="fix" style:repeat-content="false" fo:border-left="0.0008in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ackground-color="#00dcff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99ccff" style:text-align-source="fix" style:repeat-content="false" fo:border-left="0.0008in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/>
    </style:style>
    <style:style style:name="ce11" style:family="table-cell" style:parent-style-name="Default">
      <style:table-cell-properties fo:border-bottom="none" fo:background-color="#ffff00" style:text-align-source="fix" style:repeat-content="false" fo:border-left="0.0008in solid #000000" fo:border-right="none" fo:border-top="none"/>
      <style:paragraph-properties fo:text-align="center" fo:margin-left="0in"/>
      <style:text-properties fo:font-weight="bold"/>
    </style:style>
    <style:style style:name="ce12" style:family="table-cell" style:parent-style-name="Default">
      <style:table-cell-properties fo:border-bottom="none" fo:background-color="#808080" style:text-align-source="fix" style:repeat-content="false" fo:border-left="0.0008in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ff0000" style:text-align-source="fix" style:repeat-content="false" fo:border-left="0.0008in solid #000000" fo:border-right="none" fo:border-top="none"/>
      <style:paragraph-properties fo:text-align="center" fo:margin-left="0in"/>
      <style:text-properties fo:font-weight="bold"/>
    </style:style>
    <style:style style:name="ce14" style:family="table-cell" style:parent-style-name="Default">
      <style:table-cell-properties fo:border-bottom="0.0008in solid #000000" fo:background-color="#ff0000" style:text-align-source="fix" style:repeat-content="false" fo:border-left="0.0008in solid #000000" fo:border-right="none" fo:border-top="none"/>
      <style:paragraph-properties fo:text-align="center" fo:margin-left="0in"/>
      <style:text-properties fo:font-weight="bold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17" style:family="table-cell" style:parent-style-name="Default">
      <style:table-cell-properties fo:border-bottom="none" fo:background-color="#99ccff" fo:border-left="none" fo:border-right="none" fo:border-top="0.0008in solid #000000"/>
    </style:style>
    <style:style style:name="ce18" style:family="table-cell" style:parent-style-name="Default">
      <style:table-cell-properties fo:background-color="#99ccff"/>
    </style:style>
    <style:style style:name="ce19" style:family="table-cell" style:parent-style-name="Default">
      <style:table-cell-properties fo:border-bottom="none" fo:background-color="#00ffff" fo:border-left="none" fo:border-right="none" fo:border-top="0.0008in solid #000000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order-bottom="0.0008in solid #000000" fo:background-color="#00ffff" fo:border-left="none" fo:border-right="none" fo:border-top="none"/>
    </style:style>
    <style:style style:name="ce22" style:family="table-cell" style:parent-style-name="Default">
      <style:table-cell-properties fo:background-color="#00dcff"/>
    </style:style>
    <style:style style:name="ce23" style:family="table-cell" style:parent-style-name="Default">
      <style:table-cell-properties fo:background-color="#ffff00"/>
      <style:text-properties fo:font-weight="bold"/>
    </style:style>
    <style:style style:name="ce24" style:family="table-cell" style:parent-style-name="Default">
      <style:table-cell-properties fo:background-color="#808080"/>
    </style:style>
    <style:style style:name="ce25" style:family="table-cell" style:parent-style-name="Default">
      <style:table-cell-properties fo:background-color="#ff0000"/>
      <style:text-properties style:font-name="Nimbus Sans L" style:font-name-asian="Nimbus Sans L1" style:font-name-complex="Nimbus Sans L1"/>
    </style:style>
    <style:style style:name="ce26" style:family="table-cell" style:parent-style-name="Default">
      <style:table-cell-properties fo:border-bottom="0.0008in solid #000000" fo:background-color="#ff0000" fo:border-left="none" fo:border-right="none" fo:border-top="none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 style:data-style-name="N11"/>
    <style:style style:name="ce29" style:family="table-cell" style:parent-style-name="Default">
      <style:table-cell-properties fo:border-bottom="0.0008in solid #000000" fo:background-color="#808080" fo:border-left="none" fo:border-right="none" fo:border-top="none"/>
    </style:style>
    <style:style style:name="ce30" style:family="table-cell" style:parent-style-name="Default">
      <style:table-cell-properties fo:background-color="#99ccff"/>
      <style:text-properties style:font-name="Nimbus Sans L" style:font-name-asian="Nimbus Sans L1" style:font-name-complex="Nimbus Sans L1"/>
    </style:style>
    <style:style style:name="ce31" style:family="table-cell" style:parent-style-name="Default">
      <style:table-cell-properties fo:background-color="#33cc66"/>
    </style:style>
    <style:style style:name="ce32" style:family="table-cell" style:parent-style-name="Default">
      <style:table-cell-properties fo:background-color="#ffffcc"/>
    </style:style>
    <style:style style:name="ce33" style:family="table-cell" style:parent-style-name="Default" style:data-style-name="N11">
      <style:table-cell-properties fo:background-color="#33cc66"/>
    </style:style>
    <style:style style:name="ce34" style:family="table-cell" style:parent-style-name="Default">
      <style:table-cell-properties fo:border-bottom="none" fo:background-color="#99ccff" fo:border-left="none" fo:border-right="0.0008in solid #000000" fo:border-top="0.0008in solid #000000"/>
    </style:style>
    <style:style style:name="ce35" style:family="table-cell" style:parent-style-name="Default">
      <style:table-cell-properties fo:border-bottom="none" fo:background-color="#99ccff" fo:border-left="none" fo:border-right="0.0008in solid #000000" fo:border-top="none"/>
    </style:style>
    <style:style style:name="ce36" style:family="table-cell" style:parent-style-name="Default">
      <style:table-cell-properties fo:border-bottom="none" fo:background-color="#99ccff" fo:border-left="none" fo:border-right="0.0008in solid #000000" fo:border-top="none"/>
      <style:text-properties style:font-name="Nimbus Sans L" style:font-name-asian="Nimbus Sans L1" style:font-name-complex="Nimbus Sans L1"/>
    </style:style>
    <style:style style:name="ce37" style:family="table-cell" style:parent-style-name="Default">
      <style:table-cell-properties fo:border-bottom="none" fo:background-color="#00ffff" fo:border-left="none" fo:border-right="0.0008in solid #000000" fo:border-top="none"/>
    </style:style>
    <style:style style:name="ce38" style:family="table-cell" style:parent-style-name="Default">
      <style:table-cell-properties fo:border-bottom="0.0008in solid #000000" fo:background-color="#00ffff" fo:border-left="none" fo:border-right="0.0008in solid #000000" fo:border-top="none"/>
    </style:style>
    <style:style style:name="ce39" style:family="table-cell" style:parent-style-name="Default">
      <style:table-cell-properties fo:border-bottom="none" fo:background-color="#808080" fo:border-left="none" fo:border-right="0.0008in solid #000000" fo:border-top="none"/>
    </style:style>
    <style:style style:name="ce40" style:family="table-cell" style:parent-style-name="Default">
      <style:table-cell-properties fo:border-bottom="0.0008in solid #000000" fo:background-color="#808080" fo:border-left="none" fo:border-right="0.0008in solid #000000" fo:border-top="none"/>
    </style:style>
    <style:style style:name="ce41" style:family="table-cell" style:parent-style-name="Default">
      <style:text-properties style:text-underline-style="solid" style:text-underline-width="auto" style:text-underline-color="font-color"/>
    </style:style>
    <style:style style:name="ce42" style:family="table-cell" style:parent-style-name="Default">
      <style:table-cell-properties fo:border-bottom="none" fo:background-color="#c0c0c0" fo:border-left="0.0008in solid #000000" fo:border-right="none" fo:border-top="0.0008in solid #000000"/>
    </style:style>
    <style:style style:name="ce43" style:family="table-cell" style:parent-style-name="Default">
      <style:table-cell-properties fo:border-bottom="none" fo:background-color="#c0c0c0" fo:border-left="0.0008in solid #000000" fo:border-right="none" fo:border-top="none"/>
    </style:style>
    <style:style style:name="ce44" style:family="table-cell" style:parent-style-name="Default">
      <style:table-cell-properties fo:border-bottom="none" fo:background-color="#c0c0c0" fo:border-left="0.0008in solid #000000" fo:border-right="none" fo:border-top="none"/>
      <style:text-properties fo:font-weight="bold"/>
    </style:style>
    <style:style style:name="ce45" style:family="table-cell" style:parent-style-name="Default">
      <style:table-cell-properties fo:border-bottom="none" fo:background-color="#c0c0c0" fo:border-left="0.0008in solid #000000" fo:border-right="none" fo:border-top="none"/>
      <style:text-properties style:text-underline-style="solid" style:text-underline-width="auto" style:text-underline-color="font-color" fo:font-weight="bold"/>
    </style:style>
    <style:style style:name="ce46" style:family="table-cell" style:parent-style-name="Default">
      <style:table-cell-properties fo:border-bottom="none" fo:background-color="#c0c0c0" fo:border-left="0.0008in solid #000000" fo:border-right="none" fo:border-top="none"/>
      <style:text-properties style:text-underline-style="solid" style:text-underline-width="auto" style:text-underline-color="font-color"/>
    </style:style>
    <style:style style:name="ce47" style:family="table-cell" style:parent-style-name="Default">
      <style:table-cell-properties fo:border-bottom="0.0008in solid #000000" fo:background-color="#c0c0c0" fo:border-left="0.0008in solid #000000" fo:border-right="none" fo:border-top="none"/>
    </style:style>
    <style:style style:name="ce48" style:family="table-cell" style:parent-style-name="Default">
      <style:table-cell-properties fo:border-bottom="none" fo:background-color="#c0c0c0" fo:border-left="none" fo:border-right="none" fo:border-top="0.0008in solid #000000"/>
      <style:text-properties style:text-underline-style="solid" style:text-underline-width="auto" style:text-underline-color="font-color"/>
    </style:style>
    <style:style style:name="ce49" style:family="table-cell" style:parent-style-name="Default">
      <style:table-cell-properties fo:background-color="#c0c0c0"/>
    </style:style>
    <style:style style:name="ce50" style:family="table-cell" style:parent-style-name="Default">
      <style:table-cell-properties fo:background-color="#c0c0c0"/>
      <style:text-properties style:font-name="Nimbus Sans L" style:font-name-asian="Nimbus Sans L1" style:font-name-complex="Nimbus Sans L1"/>
    </style:style>
    <style:style style:name="ce51" style:family="table-cell" style:parent-style-name="Default">
      <style:table-cell-properties fo:background-color="#c0c0c0"/>
      <style:text-properties style:text-underline-style="solid" style:text-underline-width="auto" style:text-underline-color="font-color"/>
    </style:style>
    <style:style style:name="ce52" style:family="table-cell" style:parent-style-name="Default">
      <style:table-cell-properties fo:background-color="#ffffff"/>
    </style:style>
    <style:style style:name="ce53" style:family="table-cell" style:parent-style-name="Default">
      <style:table-cell-properties fo:background-color="#c0c0c0"/>
      <style:text-properties style:text-underline-style="solid" style:text-underline-width="auto" style:text-underline-color="font-color" fo:font-weight="bold"/>
    </style:style>
    <style:style style:name="ce54" style:family="table-cell" style:parent-style-name="Default">
      <style:table-cell-properties fo:border-bottom="0.0008in solid #000000" fo:background-color="#c0c0c0" fo:border-left="none" fo:border-right="none" fo:border-top="none"/>
    </style:style>
    <style:style style:name="ce55" style:family="table-cell" style:parent-style-name="Default">
      <style:table-cell-properties fo:border-bottom="none" fo:background-color="#c0c0c0" fo:border-left="none" fo:border-right="none" fo:border-top="0.0008in solid #000000"/>
    </style:style>
    <style:style style:name="ce56" style:family="table-cell" style:parent-style-name="Default">
      <style:table-cell-properties fo:background-color="#000080"/>
      <style:text-properties fo:font-weight="bold"/>
    </style:style>
    <style:style style:name="ce57" style:family="table-cell" style:parent-style-name="Default">
      <style:table-cell-properties fo:background-color="#e6e6e6"/>
    </style:style>
    <style:style style:name="ce58" style:family="table-cell" style:parent-style-name="Default">
      <style:table-cell-properties fo:background-color="#e6e6e6"/>
      <style:text-properties fo:color="#000000"/>
    </style:style>
    <style:style style:name="ce59" style:family="table-cell" style:parent-style-name="Default">
      <style:table-cell-properties fo:background-color="#000080"/>
    </style:style>
    <style:style style:name="ce60" style:family="table-cell" style:parent-style-name="Default">
      <style:table-cell-properties fo:border-bottom="none" fo:border-left="0.0008in solid #000000" fo:border-right="none" fo:border-top="0.0008in solid #000000"/>
      <style:text-properties style:text-underline-style="solid" style:text-underline-width="auto" style:text-underline-color="font-color"/>
    </style:style>
    <style:style style:name="ce61" style:family="table-cell" style:parent-style-name="Default">
      <style:table-cell-properties fo:border-bottom="none" fo:border-left="0.0008in solid #000000" fo:border-right="none" fo:border-top="none"/>
      <style:text-properties style:text-underline-style="solid" style:text-underline-width="auto" style:text-underline-color="font-color"/>
    </style:style>
    <style:style style:name="ce62" style:family="table-cell" style:parent-style-name="Default">
      <style:table-cell-properties fo:border-bottom="0.0008in solid #000000" fo:border-left="0.0008in solid #000000" fo:border-right="none" fo:border-top="none"/>
      <style:text-properties style:text-underline-style="solid" style:text-underline-width="auto" style:text-underline-color="font-color"/>
    </style:style>
    <style:style style:name="ce63" style:family="table-cell" style:parent-style-name="Default">
      <style:table-cell-properties fo:border-bottom="none" fo:border-left="none" fo:border-right="0.0008in solid #000000" fo:border-top="0.0008in solid #000000"/>
      <style:text-properties style:text-underline-style="solid" style:text-underline-width="auto" style:text-underline-color="font-color"/>
    </style:style>
    <style:style style:name="ce64" style:family="table-cell" style:parent-style-name="Default">
      <style:table-cell-properties fo:border-bottom="none" fo:border-left="none" fo:border-right="0.0008in solid #000000" fo:border-top="none"/>
      <style:text-properties style:text-underline-style="none"/>
    </style:style>
    <style:style style:name="ce65" style:family="table-cell" style:parent-style-name="Default">
      <style:table-cell-properties fo:border-bottom="0.0008in solid #000000" fo:border-left="none" fo:border-right="0.0008in solid #000000" fo:border-top="none"/>
      <style:text-properties style:text-underline-style="none"/>
    </style:style>
    <style:style style:name="ce66" style:family="table-cell" style:parent-style-name="Default">
      <style:table-cell-properties fo:border-bottom="none" fo:background-color="#c0c0c0" fo:border-left="none" fo:border-right="0.0008in solid #000000" fo:border-top="0.0008in solid #000000"/>
    </style:style>
    <style:style style:name="ce67" style:family="table-cell" style:parent-style-name="Default">
      <style:table-cell-properties fo:border-bottom="none" fo:background-color="#c0c0c0" fo:border-left="none" fo:border-right="0.0008in solid #000000" fo:border-top="none"/>
    </style:style>
    <style:style style:name="ce68" style:family="table-cell" style:parent-style-name="Default">
      <style:table-cell-properties fo:border-bottom="none" fo:background-color="#c0c0c0" fo:border-left="none" fo:border-right="0.0008in solid #000000" fo:border-top="none"/>
      <style:text-properties style:text-underline-style="solid" style:text-underline-width="auto" style:text-underline-color="font-color"/>
    </style:style>
    <style:style style:name="ce69" style:family="table-cell" style:parent-style-name="Default">
      <style:table-cell-properties fo:border-bottom="none" fo:background-color="#ffffff" fo:border-left="none" fo:border-right="0.0008in solid #000000" fo:border-top="none"/>
    </style:style>
    <style:style style:name="ce70" style:family="table-cell" style:parent-style-name="Default">
      <style:table-cell-properties fo:border-bottom="0.0008in solid #000000" fo:background-color="#c0c0c0" fo:border-left="none" fo:border-right="0.0008in solid #000000" fo:border-top="none"/>
    </style:style>
    <style:style style:name="ce71" style:family="table-cell" style:parent-style-name="Default">
      <style:text-properties style:text-underline-style="solid" style:text-underline-width="auto" style:text-underline-color="font-color" fo:font-weight="bold"/>
    </style:style>
    <style:style style:name="ce72" style:family="table-cell" style:parent-style-name="Default">
      <style:table-cell-properties fo:background-color="#ffff00"/>
      <style:text-properties style:text-underline-style="solid" style:text-underline-width="auto" style:text-underline-color="font-color" fo:font-weight="bold"/>
    </style:style>
    <style:style style:name="ce73" style:family="table-cell" style:parent-style-name="Default">
      <style:table-cell-properties fo:border-bottom="none" fo:border-left="0.0008in solid #000000" fo:border-right="none" fo:border-top="0.0008in solid #000000"/>
    </style:style>
    <style:style style:name="ce74" style:family="table-cell" style:parent-style-name="Default">
      <style:table-cell-properties fo:border-bottom="none" fo:border-left="0.0008in solid #000000" fo:border-right="none" fo:border-top="none"/>
    </style:style>
    <style:style style:name="ce75" style:family="table-cell" style:parent-style-name="Default">
      <style:table-cell-properties fo:border-bottom="none" fo:background-color="#000080" fo:border-left="0.0008in solid #000000" fo:border-right="none" fo:border-top="none"/>
    </style:style>
    <style:style style:name="ce76" style:family="table-cell" style:parent-style-name="Default">
      <style:table-cell-properties fo:border-bottom="0.0008in solid #000000" fo:background-color="#000080" fo:border-left="0.0008in solid #000000" fo:border-right="none" fo:border-top="none"/>
      <style:text-properties fo:font-weight="bold"/>
    </style:style>
    <style:style style:name="ce77" style:family="table-cell" style:parent-style-name="Default">
      <style:table-cell-properties fo:background-color="#ffff00"/>
    </style:style>
    <style:style style:name="ce78" style:family="table-cell" style:parent-style-name="Default">
      <style:table-cell-properties fo:border-bottom="none" fo:border-left="none" fo:border-right="none" fo:border-top="0.0008in solid #000000"/>
    </style:style>
    <style:style style:name="ce79" style:family="table-cell" style:parent-style-name="Default">
      <style:table-cell-properties fo:border-bottom="0.0008in solid #000000" fo:background-color="#000080" fo:border-left="none" fo:border-right="none" fo:border-top="none"/>
    </style:style>
    <style:style style:name="ce80" style:family="table-cell" style:parent-style-name="Default">
      <style:table-cell-properties fo:background-color="#ff0000"/>
      <style:text-properties fo:font-weight="bold"/>
    </style:style>
    <style:style style:name="ce81" style:family="table-cell" style:parent-style-name="Default">
      <style:table-cell-properties fo:border-bottom="none" fo:border-left="none" fo:border-right="none" fo:border-top="0.0008in solid #000000"/>
      <style:text-properties style:text-underline-style="solid" style:text-underline-width="auto" style:text-underline-color="font-color" fo:font-weight="bold"/>
    </style:style>
    <style:style style:name="ce82" style:family="table-cell" style:parent-style-name="Default">
      <style:table-cell-properties fo:border-bottom="none" fo:border-left="none" fo:border-right="0.0008in solid #000000" fo:border-top="0.0008in solid #000000"/>
    </style:style>
    <style:style style:name="ce83" style:family="table-cell" style:parent-style-name="Default">
      <style:table-cell-properties fo:border-bottom="none" fo:border-left="none" fo:border-right="0.0008in solid #000000" fo:border-top="none"/>
    </style:style>
    <style:style style:name="ce84" style:family="table-cell" style:parent-style-name="Default">
      <style:table-cell-properties fo:border-bottom="none" fo:border-left="none" fo:border-right="0.0008in solid #000000" fo:border-top="none"/>
      <style:text-properties style:text-underline-style="solid" style:text-underline-width="auto" style:text-underline-color="font-color"/>
    </style:style>
    <style:style style:name="ce85" style:family="table-cell" style:parent-style-name="Default">
      <style:table-cell-properties fo:border-bottom="none" fo:background-color="#000080" fo:border-left="none" fo:border-right="0.0008in solid #000000" fo:border-top="none"/>
    </style:style>
    <style:style style:name="ce86" style:family="table-cell" style:parent-style-name="Default">
      <style:table-cell-properties fo:border-bottom="0.0008in solid #000000" fo:background-color="#000080" fo:border-left="none" fo:border-right="0.0008in solid #000000" fo:border-top="none"/>
    </style:style>
    <style:style style:name="ce87" style:family="table-cell" style:parent-style-name="Default" style:data-style-name="N0"/>
    <style:style style:name="ce88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89" style:family="table-cell" style:parent-style-name="Default">
      <style:table-cell-properties fo:border-bottom="0.0008in solid #000000" fo:background-color="#000080" fo:border-left="0.0008in solid #000000" fo:border-right="none" fo:border-top="none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fo:border-bottom="0.0008in solid #000000" fo:border-left="none" fo:border-right="0.0008in solid #000000" fo:border-top="none"/>
    </style:style>
    <style:style style:name="ce93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text-underline-style="solid" style:text-underline-width="auto" style:text-underline-color="font-color" fo:font-weight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95" style:family="table-cell" style:parent-style-name="Default">
      <style:text-properties fo:font-weight="bold"/>
    </style:style>
  </office:automatic-styles>
  <office:body>
    <office:spreadsheet>
      <table:table table:name="Cash Flow" table:style-name="ta1" table:print="false">
        <table:table-column table:style-name="co1" table:default-cell-style-name="ce5"/>
        <table:table-column table:style-name="co2" table:default-cell-style-name="ce18"/>
        <table:table-column table:style-name="co3" table:default-cell-style-name="ce18"/>
        <table:table-column table:style-name="co4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NO MODIFICAR LO QUE ESTA EN COLOR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2" office:value-type="string">
            <text:p>CASH FLOW</text:p>
          </table:table-cell>
          <table:table-cell table:style-name="Default" table:number-columns-repeated="2"/>
          <table:table-cell table:number-columns-repeated="9"/>
        </table:table-row>
        <table:table-row table:style-name="ro1" table:number-rows-repeated="2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3" office:value-type="string">
            <text:p>AÑO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34" office:value-type="float" office:value="10">
            <text:p>10</text:p>
          </table:table-cell>
        </table:table-row>
        <table:table-row table:style-name="ro1">
          <table:table-cell table:style-name="ce4" office:value-type="string">
            <text:p>Inversion</text:p>
          </table:table-cell>
          <table:table-cell table:formula="oooc:=-[Inversiones.B2]" office:value-type="float" office:value="-36176.59">
            <text:p>-36176.59</text:p>
          </table:table-cell>
          <table:table-cell/>
          <table:table-cell table:style-name="ce18" table:number-columns-repeated="8"/>
          <table:table-cell table:style-name="ce35"/>
        </table:table-row>
        <table:table-row table:style-name="ro1">
          <table:table-cell office:value-type="string">
            <text:p>Ingreso por Ventas Servidores</text:p>
          </table:table-cell>
          <table:table-cell/>
          <table:table-cell table:formula="oooc:=[Ventas.B30]*[Ventas.J2]" office:value-type="float" office:value="41973.75">
            <text:p>41973.75</text:p>
          </table:table-cell>
          <table:table-cell table:style-name="ce18" table:formula="oooc:=[Ventas.B31]*[Ventas.J2]" office:value-type="float" office:value="71662.5">
            <text:p>71662.5</text:p>
          </table:table-cell>
          <table:table-cell table:style-name="ce30" table:formula="oooc:=[Ventas.B32]*[Ventas.J2]" office:value-type="float" office:value="96232.5">
            <text:p>96232.5</text:p>
          </table:table-cell>
          <table:table-cell table:style-name="ce30" table:formula="oooc:=[Ventas.B33]*[Ventas.J2]" office:value-type="float" office:value="110565">
            <text:p>110565</text:p>
          </table:table-cell>
          <table:table-cell table:style-name="ce30" table:formula="oooc:=[Ventas.B34]*[Ventas.J2]" office:value-type="float" office:value="128992.5">
            <text:p>128992.5</text:p>
          </table:table-cell>
          <table:table-cell table:style-name="ce30" table:formula="oooc:=[Ventas.B35]*[Ventas.J2]" office:value-type="float" office:value="151515">
            <text:p>151515</text:p>
          </table:table-cell>
          <table:table-cell table:style-name="ce30" table:formula="oooc:=[Ventas.B36]*[Ventas.J2]" office:value-type="float" office:value="163800">
            <text:p>163800</text:p>
          </table:table-cell>
          <table:table-cell table:style-name="ce30" table:formula="oooc:=[Ventas.B37]*[Ventas.J2]" office:value-type="float" office:value="188370">
            <text:p>188370</text:p>
          </table:table-cell>
          <table:table-cell table:style-name="ce30" table:formula="oooc:=[Ventas.B38]*[Ventas.J2]" office:value-type="float" office:value="188370">
            <text:p>188370</text:p>
          </table:table-cell>
          <table:table-cell table:style-name="ce36" table:formula="oooc:=[Ventas.B39]*[Ventas.J2]" office:value-type="float" office:value="79800">
            <text:p>79800</text:p>
          </table:table-cell>
        </table:table-row>
        <table:table-row table:style-name="ro1">
          <table:table-cell office:value-type="string">
            <text:p>Ingreso por Ventas Terminales</text:p>
          </table:table-cell>
          <table:table-cell/>
          <table:table-cell table:formula="oooc:=[Ventas.C30]*[Ventas.J3]" office:value-type="float" office:value="64759.5">
            <text:p>64759.5</text:p>
          </table:table-cell>
          <table:table-cell table:style-name="ce30" table:formula="oooc:=[Ventas.C31]*[Ventas.J3]" office:value-type="float" office:value="110565">
            <text:p>110565</text:p>
          </table:table-cell>
          <table:table-cell table:style-name="ce30" table:formula="oooc:=[Ventas.C32]*[Ventas.J3]" office:value-type="float" office:value="148473">
            <text:p>148473</text:p>
          </table:table-cell>
          <table:table-cell table:style-name="ce30" table:formula="oooc:=[Ventas.C33]*[Ventas.J3]" office:value-type="float" office:value="170586">
            <text:p>170586</text:p>
          </table:table-cell>
          <table:table-cell table:style-name="ce30" table:formula="oooc:=[Ventas.C34]*[Ventas.J3]" office:value-type="float" office:value="199017">
            <text:p>199017</text:p>
          </table:table-cell>
          <table:table-cell table:style-name="ce30" table:formula="oooc:=[Ventas.C35]*[Ventas.J3]" office:value-type="float" office:value="233766">
            <text:p>233766</text:p>
          </table:table-cell>
          <table:table-cell table:style-name="ce30" table:formula="oooc:=[Ventas.C36]*[Ventas.J3]" office:value-type="float" office:value="252720">
            <text:p>252720</text:p>
          </table:table-cell>
          <table:table-cell table:style-name="ce30" table:formula="oooc:=[Ventas.C37]*[Ventas.J3]" office:value-type="float" office:value="290628">
            <text:p>290628</text:p>
          </table:table-cell>
          <table:table-cell table:style-name="ce30" table:formula="oooc:=[Ventas.C38]*[Ventas.J3]" office:value-type="float" office:value="290628">
            <text:p>290628</text:p>
          </table:table-cell>
          <table:table-cell table:style-name="ce36" table:formula="oooc:=[Ventas.C39]*[Ventas.J3]" office:value-type="float" office:value="133920">
            <text:p>133920</text:p>
          </table:table-cell>
        </table:table-row>
        <table:table-row table:style-name="ro1">
          <table:table-cell office:value-type="string">
            <text:p>Ingreso por Servicio Terminales</text:p>
          </table:table-cell>
          <table:table-cell/>
          <table:table-cell table:formula="oooc:=[Ventas.G30]*[Ventas.J4]" office:value-type="float" office:value="1080">
            <text:p>1080</text:p>
          </table:table-cell>
          <table:table-cell table:style-name="ce30" table:formula="oooc:=[Ventas.G31]*[Ventas.J4]" office:value-type="float" office:value="2928">
            <text:p>2928</text:p>
          </table:table-cell>
          <table:table-cell table:style-name="ce30" table:formula="oooc:=[Ventas.G32]*[Ventas.J4]" office:value-type="float" office:value="5400">
            <text:p>5400</text:p>
          </table:table-cell>
          <table:table-cell table:style-name="ce30" table:formula="oooc:=[Ventas.G33]*[Ventas.J4]" office:value-type="float" office:value="8244">
            <text:p>8244</text:p>
          </table:table-cell>
          <table:table-cell table:style-name="ce30" table:formula="oooc:=[Ventas.G34]*[Ventas.J4]" office:value-type="float" office:value="11562">
            <text:p>11562</text:p>
          </table:table-cell>
          <table:table-cell table:style-name="ce30" table:formula="oooc:=[Ventas.G35]*[Ventas.J4]" office:value-type="float" office:value="15456">
            <text:p>15456</text:p>
          </table:table-cell>
          <table:table-cell table:style-name="ce30" table:formula="oooc:=[Ventas.G36]*[Ventas.J4]" office:value-type="float" office:value="19668">
            <text:p>19668</text:p>
          </table:table-cell>
          <table:table-cell table:style-name="ce30" table:formula="oooc:=[Ventas.G37]*[Ventas.J4]" office:value-type="float" office:value="24510">
            <text:p>24510</text:p>
          </table:table-cell>
          <table:table-cell table:style-name="ce30" table:formula="oooc:=[Ventas.G38]*[Ventas.J4]" office:value-type="float" office:value="29358">
            <text:p>29358</text:p>
          </table:table-cell>
          <table:table-cell table:style-name="ce36" table:formula="oooc:=[Ventas.G39]*[Ventas.J4]" office:value-type="float" office:value="31590">
            <text:p>31590</text:p>
          </table:table-cell>
        </table:table-row>
        <table:table-row table:style-name="ro1">
          <table:table-cell office:value-type="string">
            <text:p>Ingreso por Servicio Servidores</text:p>
          </table:table-cell>
          <table:table-cell/>
          <table:table-cell table:formula="oooc:=[Ventas.F30]*[Ventas.J4]" office:value-type="float" office:value="1440">
            <text:p>1440</text:p>
          </table:table-cell>
          <table:table-cell table:style-name="ce30" table:formula="oooc:=[Ventas.F31]*[Ventas.J4]" office:value-type="float" office:value="3960">
            <text:p>3960</text:p>
          </table:table-cell>
          <table:table-cell table:style-name="ce30" table:formula="oooc:=[Ventas.F32]*[Ventas.J4]" office:value-type="float" office:value="7272">
            <text:p>7272</text:p>
          </table:table-cell>
          <table:table-cell table:style-name="ce30" table:formula="oooc:=[Ventas.F33]*[Ventas.J4]" office:value-type="float" office:value="11088">
            <text:p>11088</text:p>
          </table:table-cell>
          <table:table-cell table:style-name="ce30" table:formula="oooc:=[Ventas.F34]*[Ventas.J4]" office:value-type="float" office:value="15552">
            <text:p>15552</text:p>
          </table:table-cell>
          <table:table-cell table:style-name="ce30" table:formula="oooc:=[Ventas.F35]*[Ventas.J4]" office:value-type="float" office:value="20808">
            <text:p>20808</text:p>
          </table:table-cell>
          <table:table-cell table:style-name="ce30" table:formula="oooc:=[Ventas.F36]*[Ventas.J4]" office:value-type="float" office:value="26424">
            <text:p>26424</text:p>
          </table:table-cell>
          <table:table-cell table:style-name="ce30" table:formula="oooc:=[Ventas.F37]*[Ventas.J4]" office:value-type="float" office:value="32904">
            <text:p>32904</text:p>
          </table:table-cell>
          <table:table-cell table:style-name="ce30" table:formula="oooc:=[Ventas.F38]*[Ventas.J4]" office:value-type="float" office:value="39384">
            <text:p>39384</text:p>
          </table:table-cell>
          <table:table-cell table:style-name="ce36" table:formula="oooc:=[Ventas.F39]*[Ventas.J4]" office:value-type="float" office:value="42120">
            <text:p>42120</text:p>
          </table:table-cell>
        </table:table-row>
        <table:table-row table:style-name="ro1">
          <table:table-cell office:value-type="string">
            <text:p>Ingreso por IVA</text:p>
          </table:table-cell>
          <table:table-cell/>
          <table:table-cell table:formula="oooc:=0.21*SUM([.C7:.C10])" office:value-type="float" office:value="22943.1825">
            <text:p>22943.18</text:p>
          </table:table-cell>
          <table:table-cell table:style-name="ce18" table:formula="oooc:=0.21*SUM([.D7:.D10])" office:value-type="float" office:value="39714.255">
            <text:p>39714.26</text:p>
          </table:table-cell>
          <table:table-cell table:style-name="ce18" table:formula="oooc:=0.21*SUM([.E7:.E10])" office:value-type="float" office:value="54049.275">
            <text:p>54049.28</text:p>
          </table:table-cell>
          <table:table-cell table:style-name="ce18" table:formula="oooc:=0.21*SUM([.F7:.F10])" office:value-type="float" office:value="63101.43">
            <text:p>63101.43</text:p>
          </table:table-cell>
          <table:table-cell table:style-name="ce18" table:formula="oooc:=0.21*SUM([.G7:.G10])" office:value-type="float" office:value="74575.935">
            <text:p>74575.94</text:p>
          </table:table-cell>
          <table:table-cell table:style-name="ce18" table:formula="oooc:=0.21*SUM([.H7:.H10])" office:value-type="float" office:value="88524.45">
            <text:p>88524.45</text:p>
          </table:table-cell>
          <table:table-cell table:style-name="ce18" table:formula="oooc:=0.21*SUM([.I7:.I10])" office:value-type="float" office:value="97148.52">
            <text:p>97148.52</text:p>
          </table:table-cell>
          <table:table-cell table:style-name="ce18" table:formula="oooc:=0.21*SUM([.J7:.J10])" office:value-type="float" office:value="112646.52">
            <text:p>112646.52</text:p>
          </table:table-cell>
          <table:table-cell table:style-name="ce18" table:formula="oooc:=0.21*SUM([.K7:.K10])" office:value-type="float" office:value="115025.4">
            <text:p>115025.4</text:p>
          </table:table-cell>
          <table:table-cell table:style-name="ce18" table:formula="oooc:=0.21*SUM([.L7:.L10])" office:value-type="float" office:value="60360.3">
            <text:p>60360.3</text:p>
          </table:table-cell>
        </table:table-row>
        <table:table-row table:style-name="ro1">
          <table:table-cell office:value-type="string">
            <text:p>Gastos</text:p>
          </table:table-cell>
          <table:table-cell/>
          <table:table-cell table:formula="oooc:=-[Gastos.C23]" office:value-type="float" office:value="-4470">
            <text:p>-4470</text:p>
          </table:table-cell>
          <table:table-cell table:style-name="ce18" table:formula="oooc:=-[Gastos.C23]" office:value-type="float" office:value="-4470">
            <text:p>-4470</text:p>
          </table:table-cell>
          <table:table-cell table:style-name="ce18" table:formula="oooc:=-[Gastos.C23]" office:value-type="float" office:value="-4470">
            <text:p>-4470</text:p>
          </table:table-cell>
          <table:table-cell table:style-name="ce18" table:formula="oooc:=-[Gastos.C23]" office:value-type="float" office:value="-4470">
            <text:p>-4470</text:p>
          </table:table-cell>
          <table:table-cell table:style-name="ce18" table:formula="oooc:=-[Gastos.C23]" office:value-type="float" office:value="-4470">
            <text:p>-4470</text:p>
          </table:table-cell>
          <table:table-cell table:style-name="ce18" table:formula="oooc:=-[Gastos.C23]" office:value-type="float" office:value="-4470">
            <text:p>-4470</text:p>
          </table:table-cell>
          <table:table-cell table:style-name="ce18" table:formula="oooc:=-[Gastos.C23]" office:value-type="float" office:value="-4470">
            <text:p>-4470</text:p>
          </table:table-cell>
          <table:table-cell table:style-name="ce18" table:formula="oooc:=-[Gastos.C23]" office:value-type="float" office:value="-4470">
            <text:p>-4470</text:p>
          </table:table-cell>
          <table:table-cell table:style-name="ce18" table:formula="oooc:=-[Gastos.C23]" office:value-type="float" office:value="-4470">
            <text:p>-4470</text:p>
          </table:table-cell>
          <table:table-cell table:style-name="ce35" table:formula="oooc:=-[Gastos.C23]" office:value-type="float" office:value="-4470">
            <text:p>-4470</text:p>
          </table:table-cell>
        </table:table-row>
        <table:table-row table:style-name="ro1">
          <table:table-cell office:value-type="string">
            <text:p>Egreso IVA de GASTOS</text:p>
          </table:table-cell>
          <table:table-cell/>
          <table:table-cell table:formula="oooc:=0.21*[.C12]" office:value-type="float" office:value="-938.7">
            <text:p>-938.7</text:p>
          </table:table-cell>
          <table:table-cell table:style-name="ce18" table:formula="oooc:=0.21*[.D12]" office:value-type="float" office:value="-938.7">
            <text:p>-938.7</text:p>
          </table:table-cell>
          <table:table-cell table:style-name="ce18" table:formula="oooc:=0.21*[.E12]" office:value-type="float" office:value="-938.7">
            <text:p>-938.7</text:p>
          </table:table-cell>
          <table:table-cell table:style-name="ce18" table:formula="oooc:=0.21*[.F12]" office:value-type="float" office:value="-938.7">
            <text:p>-938.7</text:p>
          </table:table-cell>
          <table:table-cell table:style-name="ce18" table:formula="oooc:=0.21*[.G12]" office:value-type="float" office:value="-938.7">
            <text:p>-938.7</text:p>
          </table:table-cell>
          <table:table-cell table:style-name="ce18" table:formula="oooc:=0.21*[.H12]" office:value-type="float" office:value="-938.7">
            <text:p>-938.7</text:p>
          </table:table-cell>
          <table:table-cell table:style-name="ce18" table:formula="oooc:=0.21*[.I12]" office:value-type="float" office:value="-938.7">
            <text:p>-938.7</text:p>
          </table:table-cell>
          <table:table-cell table:style-name="ce18" table:formula="oooc:=0.21*[.J12]" office:value-type="float" office:value="-938.7">
            <text:p>-938.7</text:p>
          </table:table-cell>
          <table:table-cell table:style-name="ce18" table:formula="oooc:=0.21*[.K12]" office:value-type="float" office:value="-938.7">
            <text:p>-938.7</text:p>
          </table:table-cell>
          <table:table-cell table:style-name="ce18" table:formula="oooc:=0.21*[.L12]" office:value-type="float" office:value="-938.7">
            <text:p>-938.7</text:p>
          </table:table-cell>
        </table:table-row>
        <table:table-row table:style-name="ro1">
          <table:table-cell office:value-type="string">
            <text:p>Recursos Humanos (Costos Operativos)</text:p>
          </table:table-cell>
          <table:table-cell/>
          <table:table-cell table:formula="oooc:=-[Sueldos.B2]" office:value-type="float" office:value="-152280">
            <text:p>-152280</text:p>
          </table:table-cell>
          <table:table-cell table:style-name="ce18" table:formula="oooc:=-[Sueldos.B2]" office:value-type="float" office:value="-152280">
            <text:p>-152280</text:p>
          </table:table-cell>
          <table:table-cell table:style-name="ce18" table:formula="oooc:=-[Sueldos.B2]" office:value-type="float" office:value="-152280">
            <text:p>-152280</text:p>
          </table:table-cell>
          <table:table-cell table:style-name="ce18" table:formula="oooc:=-[Sueldos.B2]" office:value-type="float" office:value="-152280">
            <text:p>-152280</text:p>
          </table:table-cell>
          <table:table-cell table:style-name="ce18" table:formula="oooc:=-[Sueldos.B2]" office:value-type="float" office:value="-152280">
            <text:p>-152280</text:p>
          </table:table-cell>
          <table:table-cell table:style-name="ce18" table:formula="oooc:=-[Sueldos.B2]" office:value-type="float" office:value="-152280">
            <text:p>-152280</text:p>
          </table:table-cell>
          <table:table-cell table:style-name="ce18" table:formula="oooc:=-[Sueldos.B2]" office:value-type="float" office:value="-152280">
            <text:p>-152280</text:p>
          </table:table-cell>
          <table:table-cell table:style-name="ce18" table:formula="oooc:=-[Sueldos.B2]" office:value-type="float" office:value="-152280">
            <text:p>-152280</text:p>
          </table:table-cell>
          <table:table-cell table:style-name="ce18" table:formula="oooc:=-[Sueldos.B2]" office:value-type="float" office:value="-152280">
            <text:p>-152280</text:p>
          </table:table-cell>
          <table:table-cell table:style-name="ce35" table:formula="oooc:=-[Sueldos.B2]" office:value-type="float" office:value="-152280">
            <text:p>-152280</text:p>
          </table:table-cell>
        </table:table-row>
        <table:table-row table:style-name="ro1">
          <table:table-cell table:style-name="ce6" office:value-type="string">
            <text:p>IVA CREDITO</text:p>
          </table:table-cell>
          <table:table-cell table:style-name="ce19"/>
          <table:table-cell table:style-name="ce19" table:formula="oooc:=-0.21*[.C12]" office:value-type="float" office:value="938.7">
            <text:p>938.7</text:p>
          </table:table-cell>
          <table:table-cell table:style-name="ce19" table:formula="oooc:=-0.21*[.D12]" office:value-type="float" office:value="938.7">
            <text:p>938.7</text:p>
          </table:table-cell>
          <table:table-cell table:style-name="ce19" table:formula="oooc:=-0.21*[.E12]" office:value-type="float" office:value="938.7">
            <text:p>938.7</text:p>
          </table:table-cell>
          <table:table-cell table:style-name="ce19" table:formula="oooc:=-0.21*[.F12]" office:value-type="float" office:value="938.7">
            <text:p>938.7</text:p>
          </table:table-cell>
          <table:table-cell table:style-name="ce19" table:formula="oooc:=-0.21*[.G12]" office:value-type="float" office:value="938.7">
            <text:p>938.7</text:p>
          </table:table-cell>
          <table:table-cell table:style-name="ce19" table:formula="oooc:=-0.21*[.H12]" office:value-type="float" office:value="938.7">
            <text:p>938.7</text:p>
          </table:table-cell>
          <table:table-cell table:style-name="ce19" table:formula="oooc:=-0.21*[.I12]" office:value-type="float" office:value="938.7">
            <text:p>938.7</text:p>
          </table:table-cell>
          <table:table-cell table:style-name="ce19" table:formula="oooc:=-0.21*[.J12]" office:value-type="float" office:value="938.7">
            <text:p>938.7</text:p>
          </table:table-cell>
          <table:table-cell table:style-name="ce19" table:formula="oooc:=-0.21*[.K12]" office:value-type="float" office:value="938.7">
            <text:p>938.7</text:p>
          </table:table-cell>
          <table:table-cell table:style-name="ce19" table:formula="oooc:=-0.21*[.L12]" office:value-type="float" office:value="938.7">
            <text:p>938.7</text:p>
          </table:table-cell>
        </table:table-row>
        <table:table-row table:style-name="ro1">
          <table:table-cell table:style-name="ce7" office:value-type="string">
            <text:p>IVA DEBITO</text:p>
          </table:table-cell>
          <table:table-cell table:style-name="ce20"/>
          <table:table-cell table:style-name="ce20" table:formula="oooc:=-0.21*SUM([.C7:.C10])" office:value-type="float" office:value="-22943.1825">
            <text:p>-22943.18</text:p>
          </table:table-cell>
          <table:table-cell table:style-name="ce20" table:formula="oooc:=-0.21*SUM([.D7:.D10])" office:value-type="float" office:value="-39714.255">
            <text:p>-39714.26</text:p>
          </table:table-cell>
          <table:table-cell table:style-name="ce20" table:formula="oooc:=-0.21*SUM([.E7:.E10])" office:value-type="float" office:value="-54049.275">
            <text:p>-54049.28</text:p>
          </table:table-cell>
          <table:table-cell table:style-name="ce20" table:formula="oooc:=-0.21*SUM([.F7:.F10])" office:value-type="float" office:value="-63101.43">
            <text:p>-63101.43</text:p>
          </table:table-cell>
          <table:table-cell table:style-name="ce20" table:formula="oooc:=-0.21*SUM([.G7:.G10])" office:value-type="float" office:value="-74575.935">
            <text:p>-74575.94</text:p>
          </table:table-cell>
          <table:table-cell table:style-name="ce20" table:formula="oooc:=-0.21*SUM([.H7:.H10])" office:value-type="float" office:value="-88524.45">
            <text:p>-88524.45</text:p>
          </table:table-cell>
          <table:table-cell table:style-name="ce20" table:formula="oooc:=-0.21*SUM([.I7:.I10])" office:value-type="float" office:value="-97148.52">
            <text:p>-97148.52</text:p>
          </table:table-cell>
          <table:table-cell table:style-name="ce20" table:formula="oooc:=-0.21*SUM([.J7:.J10])" office:value-type="float" office:value="-112646.52">
            <text:p>-112646.52</text:p>
          </table:table-cell>
          <table:table-cell table:style-name="ce20" table:formula="oooc:=-0.21*SUM([.K7:.K10])" office:value-type="float" office:value="-115025.4">
            <text:p>-115025.4</text:p>
          </table:table-cell>
          <table:table-cell table:style-name="ce20" table:formula="oooc:=-0.21*SUM([.L7:.L10])" office:value-type="float" office:value="-60360.3">
            <text:p>-60360.3</text:p>
          </table:table-cell>
        </table:table-row>
        <table:table-row table:style-name="ro1">
          <table:table-cell table:style-name="ce7" office:value-type="string">
            <text:p>Costo Financiero</text:p>
          </table:table-cell>
          <table:table-cell table:style-name="ce20" table:number-columns-repeated="10"/>
          <table:table-cell table:style-name="ce37"/>
        </table:table-row>
        <table:table-row table:style-name="ro1">
          <table:table-cell table:style-name="ce7" office:value-type="string">
            <text:p>Ingresos Brutos</text:p>
          </table:table-cell>
          <table:table-cell table:style-name="ce20"/>
          <table:table-cell table:style-name="ce20" table:formula="oooc:=IF(SUM([.C6:.C17])&lt;0;0;-([Impuestos.B6]/100)*SUM([.C6:.C17]))" office:value-type="float" office:value="0">
            <text:p>0</text:p>
          </table:table-cell>
          <table:table-cell table:style-name="ce20" table:formula="oooc:=IF(SUM([.D6:.D17])&lt;0;0;-([Impuestos.B6]/100)*SUM([.D6:.D17]))" office:value-type="float" office:value="-1132.7925">
            <text:p>-1132.79</text:p>
          </table:table-cell>
          <table:table-cell table:style-name="ce20" table:formula="oooc:=IF(SUM([.E6:.E17])&lt;0;0;-([Impuestos.B6]/100)*SUM([.E6:.E17]))" office:value-type="float" office:value="-3521.9625">
            <text:p>-3521.96</text:p>
          </table:table-cell>
          <table:table-cell table:style-name="ce20" table:formula="oooc:=IF(SUM([.F6:.F17])&lt;0;0;-([Impuestos.B6]/100)*SUM([.F6:.F17]))" office:value-type="float" office:value="-5030.655">
            <text:p>-5030.66</text:p>
          </table:table-cell>
          <table:table-cell table:style-name="ce20" table:formula="oooc:=IF(SUM([.G6:.G17])&lt;0;0;-([Impuestos.B6]/100)*SUM([.G6:.G17]))" office:value-type="float" office:value="-6943.0725">
            <text:p>-6943.07</text:p>
          </table:table-cell>
          <table:table-cell table:style-name="ce20" table:formula="oooc:=IF(SUM([.H6:.H17])&lt;0;0;-([Impuestos.B6]/100)*SUM([.H6:.H17]))" office:value-type="float" office:value="-9267.825">
            <text:p>-9267.83</text:p>
          </table:table-cell>
          <table:table-cell table:style-name="ce20" table:formula="oooc:=IF(SUM([.I6:.I17])&lt;0;0;-([Impuestos.B6]/100)*SUM([.I6:.I17]))" office:value-type="float" office:value="-10705.17">
            <text:p>-10705.17</text:p>
          </table:table-cell>
          <table:table-cell table:style-name="ce20" table:formula="oooc:=IF(SUM([.J6:.J17])&lt;0;0;-([Impuestos.B6]/100)*SUM([.J6:.J17]))" office:value-type="float" office:value="-13288.17">
            <text:p>-13288.17</text:p>
          </table:table-cell>
          <table:table-cell table:style-name="ce20" table:formula="oooc:=IF(SUM([.K6:.K17])&lt;0;0;-([Impuestos.B6]/100)*SUM([.K6:.K17]))" office:value-type="float" office:value="-13684.65">
            <text:p>-13684.65</text:p>
          </table:table-cell>
          <table:table-cell table:style-name="ce37" table:formula="oooc:=IF(SUM([.L6:.L17])&lt;0;0;-([Impuestos.B6]/100)*SUM([.L6:.L17]))" office:value-type="float" office:value="-4573.8">
            <text:p>-4573.8</text:p>
          </table:table-cell>
        </table:table-row>
        <table:table-row table:style-name="ro1">
          <table:table-cell table:style-name="ce7" office:value-type="string">
            <text:p>Tasas Municipales</text:p>
          </table:table-cell>
          <table:table-cell table:style-name="ce20"/>
          <table:table-cell table:style-name="ce20" table:formula="oooc:=-12*[Impuestos.B4]" office:value-type="float" office:value="-360">
            <text:p>-360</text:p>
          </table:table-cell>
          <table:table-cell table:style-name="ce20" table:formula="oooc:=-12*[Impuestos.B4]" office:value-type="float" office:value="-360">
            <text:p>-360</text:p>
          </table:table-cell>
          <table:table-cell table:style-name="ce20" table:formula="oooc:=-12*[Impuestos.B4]" office:value-type="float" office:value="-360">
            <text:p>-360</text:p>
          </table:table-cell>
          <table:table-cell table:style-name="ce20" table:formula="oooc:=-12*[Impuestos.B4]" office:value-type="float" office:value="-360">
            <text:p>-360</text:p>
          </table:table-cell>
          <table:table-cell table:style-name="ce20" table:formula="oooc:=-12*[Impuestos.B4]" office:value-type="float" office:value="-360">
            <text:p>-360</text:p>
          </table:table-cell>
          <table:table-cell table:style-name="ce20" table:formula="oooc:=-12*[Impuestos.B4]" office:value-type="float" office:value="-360">
            <text:p>-360</text:p>
          </table:table-cell>
          <table:table-cell table:style-name="ce20" table:formula="oooc:=-12*[Impuestos.B4]" office:value-type="float" office:value="-360">
            <text:p>-360</text:p>
          </table:table-cell>
          <table:table-cell table:style-name="ce20" table:formula="oooc:=-12*[Impuestos.B4]" office:value-type="float" office:value="-360">
            <text:p>-360</text:p>
          </table:table-cell>
          <table:table-cell table:style-name="ce20" table:formula="oooc:=-12*[Impuestos.B4]" office:value-type="float" office:value="-360">
            <text:p>-360</text:p>
          </table:table-cell>
          <table:table-cell table:style-name="ce37" table:formula="oooc:=-12*[Impuestos.B4]" office:value-type="float" office:value="-360">
            <text:p>-360</text:p>
          </table:table-cell>
        </table:table-row>
        <table:table-row table:style-name="ro1">
          <table:table-cell table:style-name="ce8" office:value-type="string">
            <text:p>Tasas Comerciales</text:p>
          </table:table-cell>
          <table:table-cell table:style-name="ce21"/>
          <table:table-cell table:style-name="ce21" table:formula="oooc:=-12*[Impuestos.B5]" office:value-type="float" office:value="-1800">
            <text:p>-1800</text:p>
          </table:table-cell>
          <table:table-cell table:style-name="ce21" table:formula="oooc:=-12*[Impuestos.B5]" office:value-type="float" office:value="-1800">
            <text:p>-1800</text:p>
          </table:table-cell>
          <table:table-cell table:style-name="ce21" table:formula="oooc:=-12*[Impuestos.B5]" office:value-type="float" office:value="-1800">
            <text:p>-1800</text:p>
          </table:table-cell>
          <table:table-cell table:style-name="ce21" table:formula="oooc:=-12*[Impuestos.B5]" office:value-type="float" office:value="-1800">
            <text:p>-1800</text:p>
          </table:table-cell>
          <table:table-cell table:style-name="ce21" table:formula="oooc:=-12*[Impuestos.B5]" office:value-type="float" office:value="-1800">
            <text:p>-1800</text:p>
          </table:table-cell>
          <table:table-cell table:style-name="ce21" table:formula="oooc:=-12*[Impuestos.B5]" office:value-type="float" office:value="-1800">
            <text:p>-1800</text:p>
          </table:table-cell>
          <table:table-cell table:style-name="ce21" table:formula="oooc:=-12*[Impuestos.B5]" office:value-type="float" office:value="-1800">
            <text:p>-1800</text:p>
          </table:table-cell>
          <table:table-cell table:style-name="ce21" table:formula="oooc:=-12*[Impuestos.B5]" office:value-type="float" office:value="-1800">
            <text:p>-1800</text:p>
          </table:table-cell>
          <table:table-cell table:style-name="ce21" table:formula="oooc:=-12*[Impuestos.B5]" office:value-type="float" office:value="-1800">
            <text:p>-1800</text:p>
          </table:table-cell>
          <table:table-cell table:style-name="ce38" table:formula="oooc:=-12*[Impuestos.B5]" office:value-type="float" office:value="-1800">
            <text:p>-1800</text:p>
          </table:table-cell>
        </table:table-row>
        <table:table-row table:style-name="ro1">
          <table:table-cell table:style-name="ce9" office:value-type="string">
            <text:p>Costo Financiero</text:p>
          </table:table-cell>
          <table:table-cell table:style-name="ce22"/>
          <table:table-cell table:style-name="ce22" table:formula="oooc:=IF([.C5]&gt;[.B34];0;PMT([.B33];[.B34];[.B32]))" office:value-type="currency" office:currency="USD" office:value="-46813.1584605461">
            <text:p>-$46,813.16</text:p>
          </table:table-cell>
          <table:table-cell table:style-name="ce22" table:formula="oooc:=IF([.D5]&gt;[.B34];0;PMT([.B33];[.B34];[.B32]))" office:value-type="currency" office:currency="USD" office:value="-46813.1584605461">
            <text:p>-$46,813.16</text:p>
          </table:table-cell>
          <table:table-cell table:style-name="ce22" table:formula="oooc:=IF([.E5]&gt;[.B34];0;PMT([.B33];[.B34];[.B32]))" office:value-type="currency" office:currency="USD" office:value="-46813.1584605461">
            <text:p>-$46,813.16</text:p>
          </table:table-cell>
          <table:table-cell table:style-name="ce22" table:formula="oooc:=IF([.F5]&gt;[.B34];0;PMT([.B33];[.B34];[.B32]))" office:value-type="currency" office:currency="USD" office:value="-46813.1584605461">
            <text:p>-$46,813.16</text:p>
          </table:table-cell>
          <table:table-cell table:style-name="ce22" table:formula="oooc:=IF([.G5]&gt;[.B34];0;PMT([.B33];[.B34];[.B32]))" office:value-type="currency" office:currency="USD" office:value="-46813.1584605461">
            <text:p>-$46,813.16</text:p>
          </table:table-cell>
          <table:table-cell table:style-name="ce22" table:formula="oooc:=IF([.H5]&gt;[.B34];0;PMT([.B33];[.B34];[.B32]))" office:value-type="float" office:value="0">
            <text:p>0</text:p>
          </table:table-cell>
          <table:table-cell table:style-name="ce22" table:formula="oooc:=IF([.I5]&gt;[.B34];0;PMT([.B33];[.B34];[.B32]))" office:value-type="float" office:value="0">
            <text:p>0</text:p>
          </table:table-cell>
          <table:table-cell table:style-name="ce22" table:formula="oooc:=IF([.J5]&gt;[.B34];0;PMT([.B33];[.B34];[.B32]))" office:value-type="float" office:value="0">
            <text:p>0</text:p>
          </table:table-cell>
          <table:table-cell table:style-name="ce22" table:formula="oooc:=IF([.K5]&gt;[.B34];0;PMT([.B33];[.B34];[.B32]))" office:value-type="float" office:value="0">
            <text:p>0</text:p>
          </table:table-cell>
          <table:table-cell table:style-name="ce22" table:formula="oooc:=IF([.L5]&gt;[.B34];0;PMT([.B33];[.B34];[.B32]))" office:value-type="float" office:value="0">
            <text:p>0</text:p>
          </table:table-cell>
        </table:table-row>
        <table:table-row table:style-name="ro1">
          <table:table-cell table:style-name="ce10" office:value-type="string">
            <text:p>Utilidad Bruta</text:p>
          </table:table-cell>
          <table:table-cell table:formula="oooc:=SUM([.B6:.B21])" office:value-type="float" office:value="-36176.59">
            <text:p>-36176.59</text:p>
          </table:table-cell>
          <table:table-cell table:formula="oooc:=SUM([.C6:.C21])" office:value-type="float" office:value="-96469.9084605461">
            <text:p>-96469.91</text:p>
          </table:table-cell>
          <table:table-cell table:style-name="ce18" table:formula="oooc:=SUM([.D6:.D21])" office:value-type="float" office:value="-17740.4509605462">
            <text:p>-17740.45</text:p>
          </table:table-cell>
          <table:table-cell table:style-name="ce18" table:formula="oooc:=SUM([.E6:.E21])" office:value-type="float" office:value="48132.3790394538">
            <text:p>48132.38</text:p>
          </table:table-cell>
          <table:table-cell table:style-name="ce18" table:formula="oooc:=SUM([.F6:.F21])" office:value-type="float" office:value="89729.1865394539">
            <text:p>89729.19</text:p>
          </table:table-cell>
          <table:table-cell table:style-name="ce18" table:formula="oooc:=SUM([.G6:.G21])" office:value-type="float" office:value="142457.269039454">
            <text:p>142457.27</text:p>
          </table:table-cell>
          <table:table-cell table:style-name="ce18" table:formula="oooc:=SUM([.H6:.H21])" office:value-type="float" office:value="253367.175">
            <text:p>253367.18</text:p>
          </table:table-cell>
          <table:table-cell table:style-name="ce18" table:formula="oooc:=SUM([.I6:.I21])" office:value-type="float" office:value="292996.83">
            <text:p>292996.83</text:p>
          </table:table-cell>
          <table:table-cell table:style-name="ce18" table:formula="oooc:=SUM([.J6:.J21])" office:value-type="float" office:value="364213.83">
            <text:p>364213.83</text:p>
          </table:table-cell>
          <table:table-cell table:style-name="ce18" table:formula="oooc:=SUM([.K6:.K21])" office:value-type="float" office:value="375145.35">
            <text:p>375145.35</text:p>
          </table:table-cell>
          <table:table-cell table:style-name="ce18" table:formula="oooc:=SUM([.L6:.L21])" office:value-type="float" office:value="123946.2">
            <text:p>123946.2</text:p>
          </table:table-cell>
        </table:table-row>
        <table:table-row table:style-name="ro1">
          <table:table-cell office:value-type="string">
            <text:p>Impuesto a las Ganancias</text:p>
          </table:table-cell>
          <table:table-cell/>
          <table:table-cell table:formula="oooc:=IF([.C22]&gt;0;-0.35*[.C22];0)" office:value-type="float" office:value="0">
            <text:p>0</text:p>
          </table:table-cell>
          <table:table-cell table:style-name="ce18" table:formula="oooc:=IF([.D22]&gt;0;-0.35*[.D22];0)" office:value-type="float" office:value="0">
            <text:p>0</text:p>
          </table:table-cell>
          <table:table-cell table:style-name="ce18" table:formula="oooc:=IF([.E22]&gt;0;-0.35*[.E22];0)" office:value-type="float" office:value="-16846.3326638088">
            <text:p>-16846.33</text:p>
          </table:table-cell>
          <table:table-cell table:style-name="ce18" table:formula="oooc:=IF([.F22]&gt;0;-0.35*[.F22];0)" office:value-type="float" office:value="-31405.2152888089">
            <text:p>-31405.22</text:p>
          </table:table-cell>
          <table:table-cell table:style-name="ce18" table:formula="oooc:=IF([.G22]&gt;0;-0.35*[.G22];0)" office:value-type="float" office:value="-49860.0441638089">
            <text:p>-49860.04</text:p>
          </table:table-cell>
          <table:table-cell table:style-name="ce18" table:formula="oooc:=IF([.H22]&gt;0;-0.35*[.H22];0)" office:value-type="float" office:value="-88678.51125">
            <text:p>-88678.51</text:p>
          </table:table-cell>
          <table:table-cell table:style-name="ce18" table:formula="oooc:=IF([.I22]&gt;0;-0.35*[.I22];0)" office:value-type="float" office:value="-102548.8905">
            <text:p>-102548.89</text:p>
          </table:table-cell>
          <table:table-cell table:style-name="ce18" table:formula="oooc:=IF([.J22]&gt;0;-0.35*[.J22];0)" office:value-type="float" office:value="-127474.8405">
            <text:p>-127474.84</text:p>
          </table:table-cell>
          <table:table-cell table:style-name="ce18" table:formula="oooc:=IF([.K22]&gt;0;-0.35*[.K22];0)" office:value-type="float" office:value="-131300.8725">
            <text:p>-131300.87</text:p>
          </table:table-cell>
          <table:table-cell table:style-name="ce18" table:formula="oooc:=IF([.L22]&gt;0;-0.35*[.L22];0)" office:value-type="float" office:value="-43381.17">
            <text:p>-43381.17</text:p>
          </table:table-cell>
        </table:table-row>
        <table:table-row table:style-name="ro1">
          <table:table-cell table:style-name="ce10" office:value-type="string">
            <text:p>Utilidad Neta</text:p>
          </table:table-cell>
          <table:table-cell table:formula="oooc:=[.B22]+[.B23]" office:value-type="float" office:value="-36176.59">
            <text:p>-36176.59</text:p>
          </table:table-cell>
          <table:table-cell table:formula="oooc:=SUM([.C22:.C23])" office:value-type="float" office:value="-96469.9084605461">
            <text:p>-96469.91</text:p>
          </table:table-cell>
          <table:table-cell table:style-name="ce18" table:formula="oooc:=SUM([.D22:.D23])" office:value-type="float" office:value="-17740.4509605462">
            <text:p>-17740.45</text:p>
          </table:table-cell>
          <table:table-cell table:style-name="ce18" table:formula="oooc:=SUM([.E22:.E23])" office:value-type="float" office:value="31286.046375645">
            <text:p>31286.05</text:p>
          </table:table-cell>
          <table:table-cell table:style-name="ce18" table:formula="oooc:=SUM([.F22:.F23])" office:value-type="float" office:value="58323.971250645">
            <text:p>58323.97</text:p>
          </table:table-cell>
          <table:table-cell table:style-name="ce18" table:formula="oooc:=SUM([.G22:.G23])" office:value-type="float" office:value="92597.2248756451">
            <text:p>92597.22</text:p>
          </table:table-cell>
          <table:table-cell table:style-name="ce18" table:formula="oooc:=SUM([.H22:.H23])" office:value-type="float" office:value="164688.66375">
            <text:p>164688.66</text:p>
          </table:table-cell>
          <table:table-cell table:style-name="ce18" table:formula="oooc:=SUM([.I22:.I23])" office:value-type="float" office:value="190447.9395">
            <text:p>190447.94</text:p>
          </table:table-cell>
          <table:table-cell table:style-name="ce18" table:formula="oooc:=SUM([.J22:.J23])" office:value-type="float" office:value="236738.9895">
            <text:p>236738.99</text:p>
          </table:table-cell>
          <table:table-cell table:style-name="ce18" table:formula="oooc:=SUM([.K22:.K23])" office:value-type="float" office:value="243844.4775">
            <text:p>243844.48</text:p>
          </table:table-cell>
          <table:table-cell table:style-name="ce18" table:formula="oooc:=SUM([.L22:.L23])" office:value-type="float" office:value="80565.03">
            <text:p>80565.03</text:p>
          </table:table-cell>
        </table:table-row>
        <table:table-row table:style-name="ro1">
          <table:table-cell office:value-type="string">
            <text:p>Capital de Trabajo Inicial</text:p>
          </table:table-cell>
          <table:table-cell table:formula="oooc:=-[Inversiones.B3]" office:value-type="float" office:value="-13470">
            <text:p>-13470</text:p>
          </table:table-cell>
          <table:table-cell/>
          <table:table-cell table:number-columns-repeated="8" table:style-name="ce18"/>
          <table:table-cell table:style-name="ce35"/>
        </table:table-row>
        <table:table-row table:style-name="ro1">
          <table:table-cell table:style-name="ce11" office:value-type="string">
            <text:p>FLUJO DE CAJA</text:p>
          </table:table-cell>
          <table:table-cell table:style-name="ce23" table:formula="oooc:=[.B24]+[.B25]" office:value-type="float" office:value="-49646.59">
            <text:p>-49646.59</text:p>
          </table:table-cell>
          <table:table-cell table:style-name="ce23" table:formula="oooc:=[.C24]+[.C25]" office:value-type="float" office:value="-96469.9084605461">
            <text:p>-96469.91</text:p>
          </table:table-cell>
          <table:table-cell table:style-name="ce23" table:formula="oooc:=[.D24]+[.D25]" office:value-type="float" office:value="-17740.4509605462">
            <text:p>-17740.45</text:p>
          </table:table-cell>
          <table:table-cell table:style-name="ce23" table:formula="oooc:=[.E24]+[.E25]" office:value-type="float" office:value="31286.046375645">
            <text:p>31286.05</text:p>
          </table:table-cell>
          <table:table-cell table:style-name="ce23" table:formula="oooc:=[.F24]+[.F25]" office:value-type="float" office:value="58323.971250645">
            <text:p>58323.97</text:p>
          </table:table-cell>
          <table:table-cell table:style-name="ce23" table:formula="oooc:=[.G24]+[.G25]" office:value-type="float" office:value="92597.2248756451">
            <text:p>92597.22</text:p>
          </table:table-cell>
          <table:table-cell table:style-name="ce23" table:formula="oooc:=[.H24]+[.H25]" office:value-type="float" office:value="164688.66375">
            <text:p>164688.66</text:p>
          </table:table-cell>
          <table:table-cell table:style-name="ce23" table:formula="oooc:=[.I24]+[.I25]" office:value-type="float" office:value="190447.9395">
            <text:p>190447.94</text:p>
          </table:table-cell>
          <table:table-cell table:style-name="ce23" table:formula="oooc:=[.J24]+[.J25]" office:value-type="float" office:value="236738.9895">
            <text:p>236738.99</text:p>
          </table:table-cell>
          <table:table-cell table:style-name="ce23" table:formula="oooc:=[.K24]+[.K25]" office:value-type="float" office:value="243844.4775">
            <text:p>243844.48</text:p>
          </table:table-cell>
          <table:table-cell table:style-name="ce23" table:formula="oooc:=[.L24]+[.L25]" office:value-type="float" office:value="80565.03">
            <text:p>80565.03</text:p>
          </table:table-cell>
        </table:table-row>
        <table:table-row table:style-name="ro1">
          <table:table-cell table:style-name="ce12"/>
          <table:table-cell table:style-name="ce24"/>
          <table:table-cell table:style-name="ce24" table:formula="oooc:=SUM([.C26:.C26])" office:value-type="float" office:value="-96469.9084605461">
            <text:p>-96469.91</text:p>
          </table:table-cell>
          <table:table-cell table:style-name="ce24" table:formula="oooc:=SUM([.C26:.D26])" office:value-type="float" office:value="-114210.359421092">
            <text:p>-114210.36</text:p>
          </table:table-cell>
          <table:table-cell table:style-name="ce24" table:formula="oooc:=SUM([.C26:.E26])" office:value-type="float" office:value="-82924.3130454473">
            <text:p>-82924.31</text:p>
          </table:table-cell>
          <table:table-cell table:style-name="ce24" table:formula="oooc:=SUM([.C26:.F26])" office:value-type="float" office:value="-24600.3417948022">
            <text:p>-24600.34</text:p>
          </table:table-cell>
          <table:table-cell table:style-name="ce24" table:formula="oooc:=SUM([.C26:.G26])" office:value-type="float" office:value="67996.8830808428">
            <text:p>67996.88</text:p>
          </table:table-cell>
          <table:table-cell table:style-name="ce24" table:formula="oooc:=SUM([.C26:.H26])" office:value-type="float" office:value="232685.546830843">
            <text:p>232685.55</text:p>
          </table:table-cell>
          <table:table-cell table:style-name="ce24" table:formula="oooc:=SUM([.C26:.I26])" office:value-type="float" office:value="423133.486330843">
            <text:p>423133.49</text:p>
          </table:table-cell>
          <table:table-cell table:style-name="ce24" table:formula="oooc:=SUM([.C26:.J26])" office:value-type="float" office:value="659872.475830843">
            <text:p>659872.48</text:p>
          </table:table-cell>
          <table:table-cell table:style-name="ce24" table:formula="oooc:=SUM([.C26:.K26])" office:value-type="float" office:value="903716.953330843">
            <text:p>903716.95</text:p>
          </table:table-cell>
          <table:table-cell table:style-name="ce24" table:formula="oooc:=SUM([.C26:.L26])" office:value-type="float" office:value="984281.983330843">
            <text:p>984281.98</text:p>
          </table:table-cell>
        </table:table-row>
        <table:table-row table:style-name="ro1">
          <table:table-cell table:style-name="ce13" office:value-type="string">
            <text:p>VAN</text:p>
          </table:table-cell>
          <table:table-cell table:style-name="ce25" table:formula="oooc:=NPV([.E28];[.C26:.L26])-[.B26]" office:value-type="currency" office:currency="USD" office:value="361717.119504546">
            <text:p>$361,717.12</text:p>
          </table:table-cell>
          <table:table-cell table:style-name="ce24"/>
          <table:table-cell table:style-name="ce31" office:value-type="string">
            <text:p>TASA DESCUENTO</text:p>
          </table:table-cell>
          <table:table-cell table:style-name="ce33" office:value-type="percentage" office:value="0.15">
            <text:p>15.00%</text:p>
          </table:table-cell>
          <table:table-cell table:style-name="ce24" table:number-columns-repeated="6"/>
          <table:table-cell table:style-name="ce39"/>
        </table:table-row>
        <table:table-row table:style-name="ro1">
          <table:table-cell table:style-name="ce14" office:value-type="string">
            <text:p>TIR</text:p>
          </table:table-cell>
          <table:table-cell table:style-name="ce26" table:formula="oooc:=IRR([.B26:.L26])" office:value-type="percentage" office:value="0.372305137506262">
            <text:p>37.23%</text:p>
          </table:table-cell>
          <table:table-cell table:style-name="ce29"/>
          <table:table-cell table:style-name="ce32" office:value-type="string">
            <text:p>CAPITAL DE TRABAJO</text:p>
          </table:table-cell>
          <table:table-cell table:style-name="ce32" table:formula="oooc:=SUMIF([.C26:.L26];&quot;&lt;0&quot;;[.C26:.L26])" office:value-type="float" office:value="-114210.359421092">
            <text:p>-114210.36</text:p>
          </table:table-cell>
          <table:table-cell table:style-name="ce29" table:number-columns-repeated="6"/>
          <table:table-cell table:style-name="ce40"/>
        </table:table-row>
        <table:table-row table:style-name="ro1">
          <table:table-cell table:style-name="ce15" office:value-type="string">
            <text:p>Período de Recuperación</text:p>
          </table:table-cell>
          <table:table-cell table:style-name="ce27" table:formula="oooc:=COUNTIF([.C27:.L27];&quot;&lt;=0&quot;)+1" office:value-type="float" office:value="5">
            <text:p>5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6" office:value-type="string">
            <text:p>Prestamo</text:p>
          </table:table-cell>
          <table:table-cell table:style-name="Default" office:value-type="float" office:value="140000">
            <text:p>140000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Interes % Prestamo</text:p>
          </table:table-cell>
          <table:table-cell table:style-name="ce28" office:value-type="percentage" office:value="0.2">
            <text:p>20.00%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Tiempo del prestamo</text:p>
          </table:table-cell>
          <table:table-cell table:style-name="Default" office:value-type="float" office:value="5">
            <text:p>5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6"/>
          <table:table-cell table:style-name="Default" table:number-columns-repeated="2"/>
          <table:table-cell table:number-columns-repeated="9"/>
        </table:table-row>
      </table:table>
      <table:table table:name="Ventas" table:style-name="ta1" table:print="false">
        <table:table-column table:style-name="co1" table:default-cell-style-name="ce43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6" table:number-columns-repeated="2" table:default-cell-style-name="ce49"/>
        <table:table-column table:style-name="co9" table:default-cell-style-name="ce49"/>
        <table:table-column table:style-name="co10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49"/>
        <table:table-column table:style-name="co2" table:default-cell-style-name="ce67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style-name="ce41" office:value-type="string">
            <text:p>Servicio en Hs por mes por equipo</text:p>
          </table:table-cell>
          <table:table-cell table:style-name="Default"/>
          <table:table-cell table:style-name="ce41" office:value-type="string">
            <text:p>Mercado</text:p>
          </table:table-cell>
          <table:table-cell table:style-name="ce41" office:value-type="string">
            <text:p>Total Maquinas</text:p>
          </table:table-cell>
          <table:table-cell table:style-name="ce41" office:value-type="string">
            <text:p>Servers</text:p>
          </table:table-cell>
          <table:table-cell table:style-name="ce41" office:value-type="string">
            <text:p>Terminales</text:p>
          </table:table-cell>
          <table:table-cell table:style-name="ce41" office:value-type="string">
            <text:p>Porcentaje a Migrar</text:p>
          </table:table-cell>
          <table:table-cell table:style-name="ce41" office:value-type="string">
            <text:p>Años para migrar</text:p>
          </table:table-cell>
          <table:table-cell table:style-name="ce60" office:value-type="string">
            <text:p>Precio</text:p>
          </table:table-cell>
          <table:table-cell table:style-name="ce63" office:value-type="string">
            <text:p>Monto</text:p>
          </table:table-cell>
          <table:table-cell table:style-name="ce41" office:value-type="string">
            <text:p>Horas por Server</text:p>
          </table:table-cell>
          <table:table-cell table:style-name="ce41" office:value-type="string">
            <text:p>Horas por Terminal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.2">
            <text:p>1.2</text:p>
          </table:table-cell>
          <table:table-cell table:style-name="Default"/>
          <table:table-cell table:style-name="Default" office:value-type="string">
            <text:p>Estado</text:p>
          </table:table-cell>
          <table:table-cell table:style-name="Default" office:value-type="float" office:value="6000">
            <text:p>6000</text:p>
          </table:table-cell>
          <table:table-cell table:style-name="Default" office:value-type="float" office:value="0.1">
            <text:p>0.1</text:p>
          </table:table-cell>
          <table:table-cell table:style-name="Default" table:formula="oooc:=1-[.E2]" office:value-type="float" office:value="0.9">
            <text:p>0.9</text:p>
          </table:table-cell>
          <table:table-cell table:style-name="Default" office:value-type="float" office:value="0.8">
            <text:p>0.8</text:p>
          </table:table-cell>
          <table:table-cell table:style-name="Default" office:value-type="float" office:value="5">
            <text:p>5</text:p>
          </table:table-cell>
          <table:table-cell table:style-name="ce61" office:value-type="string">
            <text:p>Server</text:p>
          </table:table-cell>
          <table:table-cell table:style-name="ce64" table:formula="oooc:=[.K2]*[.J4]" office:value-type="float" office:value="2100">
            <text:p>2100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6">
            <text:p>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0.1">
            <text:p>0.1</text:p>
          </table:table-cell>
          <table:table-cell table:style-name="Default"/>
          <table:table-cell table:style-name="Default" office:value-type="string">
            <text:p>Universidades</text:p>
          </table:table-cell>
          <table:table-cell table:style-name="Default" office:value-type="float" office:value="2100">
            <text:p>2100</text:p>
          </table:table-cell>
          <table:table-cell table:style-name="Default" office:value-type="float" office:value="0.1">
            <text:p>0.1</text:p>
          </table:table-cell>
          <table:table-cell table:style-name="Default" table:formula="oooc:=1-[.E3]" office:value-type="float" office:value="0.9">
            <text:p>0.9</text:p>
          </table:table-cell>
          <table:table-cell table:style-name="Default" office:value-type="float" office:value="0.5">
            <text:p>0.5</text:p>
          </table:table-cell>
          <table:table-cell table:style-name="Default"/>
          <table:table-cell table:style-name="ce62" office:value-type="string">
            <text:p>Terminal</text:p>
          </table:table-cell>
          <table:table-cell table:style-name="ce65" table:formula="oooc:=[.L2]*[.J4]" office:value-type="float" office:value="360">
            <text:p>360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table:formula="oooc:=[.A2]+[.A3]" office:value-type="float" office:value="1.3">
            <text:p>1.3</text:p>
          </table:table-cell>
          <table:table-cell table:style-name="Default" table:number-columns-repeated="2"/>
          <table:table-cell table:style-name="ce56" office:value-type="string">
            <text:p>TOTAL a Migrar</text:p>
          </table:table-cell>
          <table:table-cell table:style-name="ce59" table:formula="oooc:=[.D2]*[.E2]*[.G2]+[.D3]*[.E3]*[.G3]" office:value-type="float" office:value="585">
            <text:p>585</text:p>
          </table:table-cell>
          <table:table-cell table:style-name="ce59" table:formula="oooc:=[.D2]*[.F2]*[.G2]+[.D3]*[.F3]*[.G3]" office:value-type="float" office:value="5265">
            <text:p>5265</text:p>
          </table:table-cell>
          <table:table-cell table:style-name="Default" table:number-columns-repeated="2"/>
          <table:table-cell table:style-name="ce62" office:value-type="string">
            <text:p>Hora Servicio</text:p>
          </table:table-cell>
          <table:table-cell table:style-name="ce65" office:value-type="float" office:value="60">
            <text:p>60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" office:value-type="string">
            <text:p>NO MODIFICAR LO QUE ESTA EN COLOR</text:p>
          </table:table-cell>
          <table:table-cell table:style-name="ce41" table:number-columns-repeated="2"/>
          <table:table-cell table:style-name="Default"/>
          <table:table-cell table:style-name="ce41" table:number-columns-repeated="6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42"/>
          <table:table-cell table:style-name="ce48" office:value-type="string">
            <text:p>Migraciones x mes</text:p>
          </table:table-cell>
          <table:table-cell table:style-name="ce55" table:number-columns-repeated="10"/>
          <table:table-cell table:style-name="ce66"/>
          <table:table-cell table:number-columns-repeated="8"/>
        </table:table-row>
        <table:table-row table:style-name="ro1">
          <table:table-cell office:value-type="string">
            <text:p>Servers</text:p>
          </table:table-cell>
          <table:table-cell table:formula="oooc:=((([.D2]*[.E2]*[.G2])+([.D3]*[.E3]*[.G3]))/[.H2])/12" office:value-type="float" office:value="9.75">
            <text:p>9.75</text:p>
          </table:table-cell>
          <table:table-cell/>
          <table:table-cell table:style-name="ce57" office:value-type="string">
            <text:p>Personas x Server</text:p>
          </table:table-cell>
          <table:table-cell table:style-name="ce57" table:formula="oooc:=([.B7]*[.K2])/[.E10]" office:value-type="float" office:value="1.93892045454545">
            <text:p>1.94</text:p>
          </table:table-cell>
          <table:table-cell table:number-columns-repeated="16"/>
        </table:table-row>
        <table:table-row table:style-name="ro1">
          <table:table-cell office:value-type="string">
            <text:p>Terminales</text:p>
          </table:table-cell>
          <table:table-cell table:style-name="ce50" table:formula="oooc:=((([.D2]*[.F2]*[.G2])+([.D3]*[.F3]*[.G3]))/[.H2])/12" office:value-type="float" office:value="87.75">
            <text:p>87.75</text:p>
          </table:table-cell>
          <table:table-cell/>
          <table:table-cell table:style-name="ce57" office:value-type="string">
            <text:p>Personas x Terminal</text:p>
          </table:table-cell>
          <table:table-cell table:style-name="ce57" table:formula="oooc:=([.B8]*[.L2])/[.E10]" office:value-type="float" office:value="2.99147727272727">
            <text:p>2.99</text:p>
          </table:table-cell>
          <table:table-cell table:number-columns-repeated="16"/>
        </table:table-row>
        <table:table-row table:style-name="ro1">
          <table:table-cell table:style-name="ce44" office:value-type="string">
            <text:p>TOTAL</text:p>
          </table:table-cell>
          <table:table-cell table:formula="oooc:=[.B7]+[.B8]" office:value-type="float" office:value="97.5">
            <text:p>97.5</text:p>
          </table:table-cell>
          <table:table-cell/>
          <table:table-cell table:style-name="ce52" office:value-type="string">
            <text:p>Personas Total</text:p>
          </table:table-cell>
          <table:table-cell table:style-name="ce52" table:formula="oooc:=ROUNDUP([.E7]+[.E8])" office:value-type="float" office:value="5">
            <text:p>5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58" office:value-type="string">
            <text:p>Horas Mensuales</text:p>
          </table:table-cell>
          <table:table-cell table:style-name="ce58" table:formula="oooc:=22*8" office:value-type="float" office:value="176">
            <text:p>176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table:style-name="ce45" office:value-type="string">
            <text:p>Porcentaje de las ventas estimadas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45"/>
          <table:table-cell table:number-columns-repeated="20"/>
        </table:table-row>
        <table:table-row table:style-name="ro1">
          <table:table-cell table:style-name="ce46" office:value-type="string">
            <text:p>Mes</text:p>
          </table:table-cell>
          <table:table-cell table:style-name="ce51" office:value-type="string">
            <text:p>enero</text:p>
          </table:table-cell>
          <table:table-cell table:style-name="ce51" office:value-type="string">
            <text:p>febrero</text:p>
          </table:table-cell>
          <table:table-cell table:style-name="ce51" office:value-type="string">
            <text:p>marzo</text:p>
          </table:table-cell>
          <table:table-cell table:style-name="ce51" office:value-type="string">
            <text:p>abril</text:p>
          </table:table-cell>
          <table:table-cell table:style-name="ce51" office:value-type="string">
            <text:p>mayo</text:p>
          </table:table-cell>
          <table:table-cell table:style-name="ce51" office:value-type="string">
            <text:p>junio</text:p>
          </table:table-cell>
          <table:table-cell table:style-name="ce51" office:value-type="string">
            <text:p>julio</text:p>
          </table:table-cell>
          <table:table-cell table:style-name="ce51" office:value-type="string">
            <text:p>agosto</text:p>
          </table:table-cell>
          <table:table-cell table:style-name="ce51" office:value-type="string">
            <text:p>septiembre</text:p>
          </table:table-cell>
          <table:table-cell table:style-name="ce51" office:value-type="string">
            <text:p>octubre</text:p>
          </table:table-cell>
          <table:table-cell table:style-name="ce51" office:value-type="string">
            <text:p>noviembre</text:p>
          </table:table-cell>
          <table:table-cell table:style-name="ce68" office:value-type="string">
            <text:p>diciembre</text:p>
          </table:table-cell>
          <table:table-cell table:number-columns-repeated="5"/>
          <table:table-cell table:style-name="ce71" table:number-columns-repeated="3"/>
        </table:table-row>
        <table:table-row table:style-name="ro1">
          <table:table-cell office:value-type="string">
            <text:p>Porcentaje año 1</text:p>
          </table:table-cell>
          <table:table-cell table:number-columns-repeated="2" table:style-name="ce52" office:value-type="float" office:value="0.2">
            <text:p>0.2</text:p>
          </table:table-cell>
          <table:table-cell table:style-name="ce52" office:value-type="float" office:value="0.1">
            <text:p>0.1</text:p>
          </table:table-cell>
          <table:table-cell table:style-name="ce52" office:value-type="float" office:value="0.05">
            <text:p>0.05</text:p>
          </table:table-cell>
          <table:table-cell table:style-name="ce52" office:value-type="float" office:value="0.1">
            <text:p>0.1</text:p>
          </table:table-cell>
          <table:table-cell table:style-name="ce52" office:value-type="float" office:value="0.2">
            <text:p>0.2</text:p>
          </table:table-cell>
          <table:table-cell table:style-name="ce52" office:value-type="float" office:value="0.3">
            <text:p>0.3</text:p>
          </table:table-cell>
          <table:table-cell table:style-name="ce52" office:value-type="float" office:value="0.1">
            <text:p>0.1</text:p>
          </table:table-cell>
          <table:table-cell table:number-columns-repeated="2" table:style-name="ce52" office:value-type="float" office:value="0.05">
            <text:p>0.05</text:p>
          </table:table-cell>
          <table:table-cell table:style-name="ce52" office:value-type="float" office:value="0.3">
            <text:p>0.3</text:p>
          </table:table-cell>
          <table:table-cell table:style-name="ce69" office:value-type="float" office:value="0.4">
            <text:p>0.4</text:p>
          </table:table-cell>
          <table:table-cell table:number-columns-repeated="8"/>
        </table:table-row>
        <table:table-row table:style-name="ro1">
          <table:table-cell office:value-type="string">
            <text:p>Porcentaje año 2</text:p>
          </table:table-cell>
          <table:table-cell table:style-name="ce52" office:value-type="float" office:value="0.3">
            <text:p>0.3</text:p>
          </table:table-cell>
          <table:table-cell table:style-name="ce52" office:value-type="float" office:value="0.4">
            <text:p>0.4</text:p>
          </table:table-cell>
          <table:table-cell table:number-columns-repeated="2" table:style-name="ce52" office:value-type="float" office:value="0.2">
            <text:p>0.2</text:p>
          </table:table-cell>
          <table:table-cell table:style-name="ce52" office:value-type="float" office:value="0.1">
            <text:p>0.1</text:p>
          </table:table-cell>
          <table:table-cell table:style-name="ce52" office:value-type="float" office:value="0.3">
            <text:p>0.3</text:p>
          </table:table-cell>
          <table:table-cell table:style-name="ce52" office:value-type="float" office:value="0.4">
            <text:p>0.4</text:p>
          </table:table-cell>
          <table:table-cell table:style-name="ce52" office:value-type="float" office:value="0.2">
            <text:p>0.2</text:p>
          </table:table-cell>
          <table:table-cell table:style-name="ce52" office:value-type="float" office:value="0.1">
            <text:p>0.1</text:p>
          </table:table-cell>
          <table:table-cell table:number-columns-repeated="2" table:style-name="ce52" office:value-type="float" office:value="0.4">
            <text:p>0.4</text:p>
          </table:table-cell>
          <table:table-cell table:style-name="ce69" office:value-type="float" office:value="0.5">
            <text:p>0.5</text:p>
          </table:table-cell>
          <table:table-cell table:number-columns-repeated="8"/>
        </table:table-row>
        <table:table-row table:style-name="ro1">
          <table:table-cell office:value-type="string">
            <text:p>Porcentaje año 3</text:p>
          </table:table-cell>
          <table:table-cell table:number-columns-repeated="2" table:style-name="ce52" office:value-type="float" office:value="0.3">
            <text:p>0.3</text:p>
          </table:table-cell>
          <table:table-cell table:number-columns-repeated="2" table:style-name="ce52" office:value-type="float" office:value="0.2">
            <text:p>0.2</text:p>
          </table:table-cell>
          <table:table-cell table:style-name="ce52" office:value-type="float" office:value="0.4">
            <text:p>0.4</text:p>
          </table:table-cell>
          <table:table-cell table:number-columns-repeated="2" table:style-name="ce52" office:value-type="float" office:value="0.5">
            <text:p>0.5</text:p>
          </table:table-cell>
          <table:table-cell table:style-name="ce52" office:value-type="float" office:value="0.2">
            <text:p>0.2</text:p>
          </table:table-cell>
          <table:table-cell table:style-name="ce52" office:value-type="float" office:value="0.1">
            <text:p>0.1</text:p>
          </table:table-cell>
          <table:table-cell table:number-columns-repeated="2" table:style-name="ce52" office:value-type="float" office:value="0.6">
            <text:p>0.6</text:p>
          </table:table-cell>
          <table:table-cell table:style-name="ce69" office:value-type="float" office:value="0.8">
            <text:p>0.8</text:p>
          </table:table-cell>
          <table:table-cell table:number-columns-repeated="8"/>
        </table:table-row>
        <table:table-row table:style-name="ro1">
          <table:table-cell office:value-type="string">
            <text:p>Porcentaje año 4</text:p>
          </table:table-cell>
          <table:table-cell table:number-columns-repeated="2" table:style-name="ce52" office:value-type="float" office:value="0.4">
            <text:p>0.4</text:p>
          </table:table-cell>
          <table:table-cell table:number-columns-repeated="2" table:style-name="ce52" office:value-type="float" office:value="0.3">
            <text:p>0.3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.6">
            <text:p>0.6</text:p>
          </table:table-cell>
          <table:table-cell table:style-name="ce52" office:value-type="float" office:value="0.4">
            <text:p>0.4</text:p>
          </table:table-cell>
          <table:table-cell table:style-name="ce52" office:value-type="float" office:value="0.3">
            <text:p>0.3</text:p>
          </table:table-cell>
          <table:table-cell table:style-name="ce52" office:value-type="float" office:value="0.2">
            <text:p>0.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.6">
            <text:p>0.6</text:p>
          </table:table-cell>
          <table:table-cell table:style-name="ce69" office:value-type="float" office:value="0.9">
            <text:p>0.9</text:p>
          </table:table-cell>
          <table:table-cell table:number-columns-repeated="8"/>
        </table:table-row>
        <table:table-row table:style-name="ro1">
          <table:table-cell office:value-type="string">
            <text:p>Porcentaje año 5</text:p>
          </table:table-cell>
          <table:table-cell table:style-name="ce52" office:value-type="float" office:value="0.4">
            <text:p>0.4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.3">
            <text:p>0.3</text:p>
          </table:table-cell>
          <table:table-cell table:style-name="ce52" office:value-type="float" office:value="0.4">
            <text:p>0.4</text:p>
          </table:table-cell>
          <table:table-cell table:style-name="ce52" office:value-type="float" office:value="0.6">
            <text:p>0.6</text:p>
          </table:table-cell>
          <table:table-cell table:style-name="ce52" office:value-type="float" office:value="0.7">
            <text:p>0.7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.4">
            <text:p>0.4</text:p>
          </table:table-cell>
          <table:table-cell table:style-name="ce52" office:value-type="float" office:value="0.3">
            <text:p>0.3</text:p>
          </table:table-cell>
          <table:table-cell table:style-name="ce52" office:value-type="float" office:value="0.6">
            <text:p>0.6</text:p>
          </table:table-cell>
          <table:table-cell table:style-name="ce52" office:value-type="float" office:value="0.7">
            <text:p>0.7</text:p>
          </table:table-cell>
          <table:table-cell table:style-name="ce69" office:value-type="float" office:value="0.9">
            <text:p>0.9</text:p>
          </table:table-cell>
          <table:table-cell table:number-columns-repeated="8"/>
        </table:table-row>
        <table:table-row table:style-name="ro1">
          <table:table-cell office:value-type="string">
            <text:p>Porcentaje año 6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.4">
            <text:p>0.4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.7">
            <text:p>0.7</text:p>
          </table:table-cell>
          <table:table-cell table:style-name="ce52" office:value-type="float" office:value="0.6">
            <text:p>0.6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.4">
            <text:p>0.4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9">
            <text:p>0.9</text:p>
          </table:table-cell>
          <table:table-cell table:style-name="ce69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rcentaje año 7</text:p>
          </table:table-cell>
          <table:table-cell table:style-name="ce52" office:value-type="float" office:value="0.7">
            <text:p>0.7</text:p>
          </table:table-cell>
          <table:table-cell table:number-columns-repeated="3" table:style-name="ce52" office:value-type="float" office:value="0.6">
            <text:p>0.6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7">
            <text:p>0.7</text:p>
          </table:table-cell>
          <table:table-cell table:style-name="ce52" office:value-type="float" office:value="0.6">
            <text:p>0.6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.8">
            <text:p>0.8</text:p>
          </table:table-cell>
          <table:table-cell table:style-name="ce69" office:value-type="float" office:value="0.8">
            <text:p>0.8</text:p>
          </table:table-cell>
          <table:table-cell table:number-columns-repeated="8"/>
        </table:table-row>
        <table:table-row table:style-name="ro1">
          <table:table-cell office:value-type="string">
            <text:p>Porcentaje año 8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7">
            <text:p>0.7</text:p>
          </table:table-cell>
          <table:table-cell table:number-columns-repeated="2" table:style-name="ce52" office:value-type="float" office:value="0.8">
            <text:p>0.8</text:p>
          </table:table-cell>
          <table:table-cell table:style-name="ce52" office:value-type="float" office:value="0.7">
            <text:p>0.7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7">
            <text:p>0.7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.7">
            <text:p>0.7</text:p>
          </table:table-cell>
          <table:table-cell table:style-name="ce52" office:value-type="float" office:value="0.9">
            <text:p>0.9</text:p>
          </table:table-cell>
          <table:table-cell table:style-name="ce69" office:value-type="float" office:value="0.9">
            <text:p>0.9</text:p>
          </table:table-cell>
          <table:table-cell table:number-columns-repeated="8"/>
        </table:table-row>
        <table:table-row table:style-name="ro1">
          <table:table-cell office:value-type="string">
            <text:p>Porcentaje año 9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7">
            <text:p>0.7</text:p>
          </table:table-cell>
          <table:table-cell table:number-columns-repeated="2" table:style-name="ce52" office:value-type="float" office:value="0.8">
            <text:p>0.8</text:p>
          </table:table-cell>
          <table:table-cell table:style-name="ce52" office:value-type="float" office:value="0.7">
            <text:p>0.7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7">
            <text:p>0.7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.7">
            <text:p>0.7</text:p>
          </table:table-cell>
          <table:table-cell table:style-name="ce52" office:value-type="float" office:value="0.9">
            <text:p>0.9</text:p>
          </table:table-cell>
          <table:table-cell table:style-name="ce69" office:value-type="float" office:value="0.9">
            <text:p>0.9</text:p>
          </table:table-cell>
          <table:table-cell table:number-columns-repeated="8"/>
        </table:table-row>
        <table:table-row table:style-name="ro1">
          <table:table-cell office:value-type="string">
            <text:p>Porcentaje año 1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7">
            <text:p>0.7</text:p>
          </table:table-cell>
          <table:table-cell table:number-columns-repeated="2" table:style-name="ce52" office:value-type="float" office:value="0.8">
            <text:p>0.8</text:p>
          </table:table-cell>
          <table:table-cell table:style-name="ce52" office:value-type="float" office:value="0.7">
            <text:p>0.7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7">
            <text:p>0.7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.7">
            <text:p>0.7</text:p>
          </table:table-cell>
          <table:table-cell table:style-name="ce52" office:value-type="float" office:value="0.9">
            <text:p>0.9</text:p>
          </table:table-cell>
          <table:table-cell table:style-name="ce69" office:value-type="float" office:value="0.9">
            <text:p>0.9</text:p>
          </table:table-cell>
          <table:table-cell table:number-columns-repeated="8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table:style-name="ce53" office:value-type="string">
            <text:p>TOTALES SERVERS</text:p>
          </table:table-cell>
          <table:table-cell table:style-name="ce53" office:value-type="string">
            <text:p>TOTALES TERM</text:p>
          </table:table-cell>
          <table:table-cell table:style-name="ce53" office:value-type="string">
            <text:p>TOTAL ACUM SERV</text:p>
          </table:table-cell>
          <table:table-cell table:style-name="ce53" office:value-type="string">
            <text:p>TOTAL ACUM TERM</text:p>
          </table:table-cell>
          <table:table-cell table:style-name="ce53" office:value-type="string">
            <text:p>SERVICIOS SERVER</text:p>
          </table:table-cell>
          <table:table-cell table:style-name="ce53" office:value-type="string">
            <text:p>SERVICIOS TERM</text:p>
          </table:table-cell>
          <table:table-cell table:number-columns-repeated="14"/>
        </table:table-row>
        <table:table-row table:style-name="ro1">
          <table:table-cell office:value-type="string">
            <text:p>AÑO 1</text:p>
          </table:table-cell>
          <table:table-cell table:formula="oooc:=[.B7]*(SUM([.B16:.M16]))" office:value-type="float" office:value="19.9875">
            <text:p>19.99</text:p>
          </table:table-cell>
          <table:table-cell table:formula="oooc:=[.B8]*(SUM([.B16:.M16]))" office:value-type="float" office:value="179.8875">
            <text:p>179.89</text:p>
          </table:table-cell>
          <table:table-cell table:formula="oooc:=ROUNDUP([.B30])" office:value-type="float" office:value="20">
            <text:p>20</text:p>
          </table:table-cell>
          <table:table-cell table:formula="oooc:=ROUNDUP(SUM([.C30]))" office:value-type="float" office:value="180">
            <text:p>180</text:p>
          </table:table-cell>
          <table:table-cell table:formula="oooc:=[.D30]*[.A2]" office:value-type="float" office:value="24">
            <text:p>24</text:p>
          </table:table-cell>
          <table:table-cell table:formula="oooc:=[.E30]*[.A3]" office:value-type="float" office:value="18">
            <text:p>18</text:p>
          </table:table-cell>
          <table:table-cell table:number-columns-repeated="14"/>
        </table:table-row>
        <table:table-row table:style-name="ro1">
          <table:table-cell office:value-type="string">
            <text:p>AÑO 2</text:p>
          </table:table-cell>
          <table:table-cell table:formula="oooc:=IF([.B7]*(SUM([.B17:.M17]))&gt;([.E4]-[.D30]);([.E4]-[.D30]);[.B7]*(SUM([.B17:.M17])))" office:value-type="float" office:value="34.125">
            <text:p>34.13</text:p>
          </table:table-cell>
          <table:table-cell table:formula="oooc:=IF([.B8]*(SUM([.B17:.M17]))&gt;([.F4]-[.E30]);([.F4]-[.E30]);[.B8]*(SUM([.B17:.M17])))" office:value-type="float" office:value="307.125">
            <text:p>307.13</text:p>
          </table:table-cell>
          <table:table-cell table:formula="oooc:=ROUNDUP([.B31]+[.D30])" office:value-type="float" office:value="55">
            <text:p>55</text:p>
          </table:table-cell>
          <table:table-cell table:formula="oooc:=ROUNDUP(SUM([.C30:.C31]))" office:value-type="float" office:value="488">
            <text:p>488</text:p>
          </table:table-cell>
          <table:table-cell table:formula="oooc:=[.D31]*[.A2]" office:value-type="float" office:value="66">
            <text:p>66</text:p>
          </table:table-cell>
          <table:table-cell table:formula="oooc:=[.E31]*[.A3]" office:value-type="float" office:value="48.8">
            <text:p>48.8</text:p>
          </table:table-cell>
          <table:table-cell table:number-columns-repeated="14"/>
        </table:table-row>
        <table:table-row table:style-name="ro1">
          <table:table-cell office:value-type="string">
            <text:p>AÑO 3</text:p>
          </table:table-cell>
          <table:table-cell table:style-name="ce50" table:formula="oooc:=IF([.B7]*(SUM([.B18:.M18]))&gt;([.E4]-[.D31]);([.E4]-[.D31]);[.B7]*(SUM([.B18:.M18])))" office:value-type="float" office:value="45.825">
            <text:p>45.83</text:p>
          </table:table-cell>
          <table:table-cell table:style-name="ce50" table:formula="oooc:=IF([.B8]*(SUM([.B18:.M18]))&gt;([.F4]-[.E31]);([.F4]-[.E31]);[.B8]*(SUM([.B18:.M18])))" office:value-type="float" office:value="412.425">
            <text:p>412.43</text:p>
          </table:table-cell>
          <table:table-cell table:formula="oooc:=ROUNDUP([.B32]+[.D31])" office:value-type="float" office:value="101">
            <text:p>101</text:p>
          </table:table-cell>
          <table:table-cell table:formula="oooc:=ROUNDUP(SUM([.C30:.C32]))" office:value-type="float" office:value="900">
            <text:p>900</text:p>
          </table:table-cell>
          <table:table-cell table:formula="oooc:=[.D32]*[.A2]" office:value-type="float" office:value="121.2">
            <text:p>121.2</text:p>
          </table:table-cell>
          <table:table-cell table:formula="oooc:=[.E32]*[.A3]" office:value-type="float" office:value="90">
            <text:p>90</text:p>
          </table:table-cell>
          <table:table-cell table:number-columns-repeated="14"/>
        </table:table-row>
        <table:table-row table:style-name="ro1">
          <table:table-cell office:value-type="string">
            <text:p>AÑO 4</text:p>
          </table:table-cell>
          <table:table-cell table:style-name="ce50" table:formula="oooc:=IF([.B7]*(SUM([.B19:.M19]))&gt;([.E4]-[.D32]);([.E4]-[.D32]);[.B7]*(SUM([.B19:.M19])))" office:value-type="float" office:value="52.65">
            <text:p>52.65</text:p>
          </table:table-cell>
          <table:table-cell table:style-name="ce50" table:formula="oooc:=IF([.B8]*(SUM([.B19:.M19]))&gt;([.F4]-[.E32]);([.F4]-[.E32]);[.B8]*(SUM([.B19:.M19])))" office:value-type="float" office:value="473.85">
            <text:p>473.85</text:p>
          </table:table-cell>
          <table:table-cell table:formula="oooc:=ROUNDUP([.B33]+[.D32])" office:value-type="float" office:value="154">
            <text:p>154</text:p>
          </table:table-cell>
          <table:table-cell table:formula="oooc:=ROUNDUP(SUM([.C30:.C33]))" office:value-type="float" office:value="1374">
            <text:p>1374</text:p>
          </table:table-cell>
          <table:table-cell table:formula="oooc:=[.D33]*[.A2]" office:value-type="float" office:value="184.8">
            <text:p>184.8</text:p>
          </table:table-cell>
          <table:table-cell table:formula="oooc:=[.E33]*[.A3]" office:value-type="float" office:value="137.4">
            <text:p>137.4</text:p>
          </table:table-cell>
          <table:table-cell table:number-columns-repeated="14"/>
        </table:table-row>
        <table:table-row table:style-name="ro1">
          <table:table-cell office:value-type="string">
            <text:p>AÑO 5</text:p>
          </table:table-cell>
          <table:table-cell table:style-name="ce50" table:formula="oooc:=IF([.B7]*(SUM([.B20:.M20]))&gt;([.E4]-[.D33]);([.E4]-[.D33]);[.B7]*(SUM([.B20:.M20])))" office:value-type="float" office:value="61.425">
            <text:p>61.43</text:p>
          </table:table-cell>
          <table:table-cell table:style-name="ce50" table:formula="oooc:=IF([.B8]*(SUM([.B20:.M20]))&gt;([.F4]-[.E33]);([.F4]-[.E33]);[.B8]*(SUM([.B20:.M20])))" office:value-type="float" office:value="552.825">
            <text:p>552.83</text:p>
          </table:table-cell>
          <table:table-cell table:formula="oooc:=ROUNDUP([.B34]+[.D33])" office:value-type="float" office:value="216">
            <text:p>216</text:p>
          </table:table-cell>
          <table:table-cell table:style-name="ce50" table:formula="oooc:=ROUNDUP(SUM([.C30:.C34]))" office:value-type="float" office:value="1927">
            <text:p>1927</text:p>
          </table:table-cell>
          <table:table-cell table:formula="oooc:=[.D34]*[.A2]" office:value-type="float" office:value="259.2">
            <text:p>259.2</text:p>
          </table:table-cell>
          <table:table-cell table:formula="oooc:=[.E34]*[.A3]" office:value-type="float" office:value="192.7">
            <text:p>192.7</text:p>
          </table:table-cell>
          <table:table-cell table:number-columns-repeated="14"/>
        </table:table-row>
        <table:table-row table:style-name="ro1">
          <table:table-cell office:value-type="string">
            <text:p>AÑO 6</text:p>
          </table:table-cell>
          <table:table-cell table:style-name="ce50" table:formula="oooc:=IF([.B7]*(SUM([.B21:.M21]))&gt;([.E4]-[.D34]);([.E4]-[.D34]);[.B7]*(SUM([.B21:.M21])))" office:value-type="float" office:value="72.15">
            <text:p>72.15</text:p>
          </table:table-cell>
          <table:table-cell table:style-name="ce50" table:formula="oooc:=IF([.B8]*(SUM([.B21:.M21]))&gt;([.F4]-[.E34]);([.F4]-[.E34]);[.B8]*(SUM([.B21:.M21])))" office:value-type="float" office:value="649.35">
            <text:p>649.35</text:p>
          </table:table-cell>
          <table:table-cell table:formula="oooc:=ROUNDUP([.B35]+[.D34])" office:value-type="float" office:value="289">
            <text:p>289</text:p>
          </table:table-cell>
          <table:table-cell table:formula="oooc:=ROUNDUP(SUM([.C30:.C35]))" office:value-type="float" office:value="2576">
            <text:p>2576</text:p>
          </table:table-cell>
          <table:table-cell table:formula="oooc:=[.D35]*[.A2]" office:value-type="float" office:value="346.8">
            <text:p>346.8</text:p>
          </table:table-cell>
          <table:table-cell table:formula="oooc:=[.E35]*[.A3]" office:value-type="float" office:value="257.6">
            <text:p>257.6</text:p>
          </table:table-cell>
          <table:table-cell table:number-columns-repeated="14"/>
        </table:table-row>
        <table:table-row table:style-name="ro1">
          <table:table-cell office:value-type="string">
            <text:p>AÑO 7</text:p>
          </table:table-cell>
          <table:table-cell table:style-name="ce50" table:formula="oooc:=IF([.B7]*(SUM([.B22:.M22]))&gt;([.E4]-[.D35]);([.E4]-[.D35]);[.B7]*(SUM([.B22:.M22])))" office:value-type="float" office:value="78">
            <text:p>78</text:p>
          </table:table-cell>
          <table:table-cell table:style-name="ce50" table:formula="oooc:=IF([.B8]*(SUM([.B22:.M22]))&gt;([.F4]-[.E35]);([.F4]-[.E35]);[.B8]*(SUM([.B22:.M22])))" office:value-type="float" office:value="702">
            <text:p>702</text:p>
          </table:table-cell>
          <table:table-cell table:formula="oooc:=ROUNDUP([.B36]+[.D35])" office:value-type="float" office:value="367">
            <text:p>367</text:p>
          </table:table-cell>
          <table:table-cell table:formula="oooc:=ROUNDUP(SUM([.C30:.C36]))" office:value-type="float" office:value="3278">
            <text:p>3278</text:p>
          </table:table-cell>
          <table:table-cell table:formula="oooc:=[.D36]*[.A2]" office:value-type="float" office:value="440.4">
            <text:p>440.4</text:p>
          </table:table-cell>
          <table:table-cell table:formula="oooc:=[.E36]*[.A3]" office:value-type="float" office:value="327.8">
            <text:p>327.8</text:p>
          </table:table-cell>
          <table:table-cell table:number-columns-repeated="14"/>
        </table:table-row>
        <table:table-row table:style-name="ro1">
          <table:table-cell office:value-type="string">
            <text:p>AÑO 8</text:p>
          </table:table-cell>
          <table:table-cell table:style-name="ce50" table:formula="oooc:=IF([.B7]*(SUM([.B23:.M23]))&gt;([.E4]-[.D36]);([.E4]-[.D36]);[.B7]*(SUM([.B23:.M23])))" office:value-type="float" office:value="89.7">
            <text:p>89.7</text:p>
          </table:table-cell>
          <table:table-cell table:style-name="ce50" table:formula="oooc:=IF([.B8]*(SUM([.B23:.M23]))&gt;([.F4]-[.E36]);([.F4]-[.E36]);[.B8]*(SUM([.B23:.M23])))" office:value-type="float" office:value="807.3">
            <text:p>807.3</text:p>
          </table:table-cell>
          <table:table-cell table:formula="oooc:=ROUNDUP([.B37]+[.D36])" office:value-type="float" office:value="457">
            <text:p>457</text:p>
          </table:table-cell>
          <table:table-cell table:formula="oooc:=ROUNDUP(SUM([.C30:.C37]))" office:value-type="float" office:value="4085">
            <text:p>4085</text:p>
          </table:table-cell>
          <table:table-cell table:formula="oooc:=[.D37]*[.A2]" office:value-type="float" office:value="548.4">
            <text:p>548.4</text:p>
          </table:table-cell>
          <table:table-cell table:formula="oooc:=[.E37]*[.A3]" office:value-type="float" office:value="408.5">
            <text:p>408.5</text:p>
          </table:table-cell>
          <table:table-cell table:number-columns-repeated="14"/>
        </table:table-row>
        <table:table-row table:style-name="ro1">
          <table:table-cell office:value-type="string">
            <text:p>AÑO 9</text:p>
          </table:table-cell>
          <table:table-cell table:style-name="ce50" table:formula="oooc:=IF([.B7]*(SUM([.B24:.M24]))&gt;([.E4]-[.D37]);([.E4]-[.D37]);[.B7]*(SUM([.B24:.M24])))" office:value-type="float" office:value="89.7">
            <text:p>89.7</text:p>
          </table:table-cell>
          <table:table-cell table:style-name="ce50" table:formula="oooc:=IF([.B8]*(SUM([.B24:.M24]))&gt;([.F4]-[.E37]);([.F4]-[.E37]);[.B8]*(SUM([.B24:.M24])))" office:value-type="float" office:value="807.3">
            <text:p>807.3</text:p>
          </table:table-cell>
          <table:table-cell table:formula="oooc:=ROUNDUP([.B38]+[.D37])" office:value-type="float" office:value="547">
            <text:p>547</text:p>
          </table:table-cell>
          <table:table-cell table:style-name="ce50" table:formula="oooc:=ROUNDUP(SUM([.C30:.C38]))" office:value-type="float" office:value="4893">
            <text:p>4893</text:p>
          </table:table-cell>
          <table:table-cell table:formula="oooc:=[.D38]*[.A2]" office:value-type="float" office:value="656.4">
            <text:p>656.4</text:p>
          </table:table-cell>
          <table:table-cell table:formula="oooc:=[.E38]*[.A3]" office:value-type="float" office:value="489.3">
            <text:p>489.3</text:p>
          </table:table-cell>
          <table:table-cell table:number-columns-repeated="14"/>
        </table:table-row>
        <table:table-row table:style-name="ro1">
          <table:table-cell office:value-type="string">
            <text:p>AÑO 10</text:p>
          </table:table-cell>
          <table:table-cell table:style-name="ce50" table:formula="oooc:=IF([.B7]*(SUM([.B25:.M25]))&gt;([.E4]-[.D38]);([.E4]-[.D38]);[.B7]*(SUM([.B25:.M25])))" office:value-type="float" office:value="38">
            <text:p>38</text:p>
          </table:table-cell>
          <table:table-cell table:style-name="ce50" table:formula="oooc:=IF([.B8]*(SUM([.B25:.M25]))&gt;([.F4]-[.E38]);([.F4]-[.E38]);[.B8]*(SUM([.B25:.M25])))" office:value-type="float" office:value="372">
            <text:p>372</text:p>
          </table:table-cell>
          <table:table-cell table:formula="oooc:=ROUNDUP([.B39]+[.D38])" office:value-type="float" office:value="585">
            <text:p>585</text:p>
          </table:table-cell>
          <table:table-cell table:style-name="ce50" table:formula="oooc:=ROUNDUP(SUM([.C30:.C39]))" office:value-type="float" office:value="5265">
            <text:p>5265</text:p>
          </table:table-cell>
          <table:table-cell table:formula="oooc:=[.D39]*[.A2]" office:value-type="float" office:value="702">
            <text:p>702</text:p>
          </table:table-cell>
          <table:table-cell table:formula="oooc:=[.E39]*[.A3]" office:value-type="float" office:value="526.5">
            <text:p>526.5</text:p>
          </table:table-cell>
          <table:table-cell table:number-columns-repeated="14"/>
        </table:table-row>
        <table:table-row table:style-name="ro1">
          <table:table-cell table:style-name="ce47"/>
          <table:table-cell table:style-name="ce54" table:number-columns-repeated="11"/>
          <table:table-cell table:style-name="ce70"/>
          <table:table-cell table:number-columns-repeated="8"/>
        </table:table-row>
      </table:table>
      <table:table table:name="Inversiones" table:style-name="ta1" table:print="false">
        <table:table-column table:style-name="co15" table:default-cell-style-name="ce74"/>
        <table:table-column table:style-name="co2" table:default-cell-style-name="Default"/>
        <table:table-column table:style-name="co16" table:default-cell-style-name="Default"/>
        <table:table-column table:style-name="co2" table:default-cell-style-name="ce83"/>
        <table:table-column table:style-name="co2" table:default-cell-style-name="Default"/>
        <table:table-column table:style-name="co2" table:default-cell-style-name="ce74"/>
        <table:table-column table:style-name="co2" table:number-columns-repeated="2" table:default-cell-style-name="Default"/>
        <table:table-column table:style-name="co2" table:default-cell-style-name="ce83"/>
        <table:table-row table:style-name="ro1">
          <table:table-cell table:style-name="ce71" office:value-type="string">
            <text:p>Inversiones</text:p>
          </table:table-cell>
          <table:table-cell/>
          <table:table-cell table:style-name="ce80" office:value-type="string">
            <text:p>No modificar lo que esta en color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72" office:value-type="string">
            <text:p>TOTAL INVERSIONES</text:p>
          </table:table-cell>
          <table:table-cell table:style-name="ce77" table:formula="oooc:=[.D19]+[.I19]" office:value-type="float" office:value="36176.59">
            <text:p>36176.5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23" office:value-type="string">
            <text:p>CAPITAL DE TRABAJO</text:p>
          </table:table-cell>
          <table:table-cell table:style-name="ce77" table:formula="oooc:=[Sueldos.C20]+[Gastos.B3]" office:value-type="float" office:value="13470">
            <text:p>1347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73"/>
          <table:table-cell table:style-name="ce78"/>
          <table:table-cell table:style-name="ce81" office:value-type="string">
            <text:p>Muebles y Utiles</text:p>
          </table:table-cell>
          <table:table-cell table:style-name="ce82"/>
          <table:table-cell/>
          <table:table-cell table:style-name="ce73"/>
          <table:table-cell table:style-name="ce81" office:value-type="string">
            <text:p>Instalaciones</text:p>
          </table:table-cell>
          <table:table-cell table:style-name="ce78"/>
          <table:table-cell table:style-name="ce82"/>
        </table:table-row>
        <table:table-row table:style-name="ro1">
          <table:table-cell table:number-columns-repeated="9"/>
        </table:table-row>
        <table:table-row table:style-name="ro1">
          <table:table-cell table:style-name="ce61" office:value-type="string">
            <text:p>Descripcion</text:p>
          </table:table-cell>
          <table:table-cell table:style-name="ce41" office:value-type="string">
            <text:p>Cantidad</text:p>
          </table:table-cell>
          <table:table-cell table:style-name="ce41" office:value-type="string">
            <text:p>Monto x unidad</text:p>
          </table:table-cell>
          <table:table-cell table:style-name="ce84" office:value-type="string">
            <text:p>SubTotal</text:p>
          </table:table-cell>
          <table:table-cell/>
          <table:table-cell office:value-type="string">
            <text:p>Descripcion</text:p>
          </table:table-cell>
          <table:table-cell office:value-type="string">
            <text:p>Cantidad</text:p>
          </table:table-cell>
          <table:table-cell office:value-type="string">
            <text:p>Monto x unidad</text:p>
          </table:table-cell>
          <table:table-cell office:value-type="string">
            <text:p>SubTotal</text:p>
          </table:table-cell>
        </table:table-row>
        <table:table-row table:style-name="ro1">
          <table:table-cell office:value-type="string">
            <text:p>Escritorio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table:formula="oooc:=[.C7]*[.B7]" office:value-type="float" office:value="5000">
            <text:p>5000</text:p>
          </table:table-cell>
          <table:table-cell/>
          <table:table-cell office:value-type="string">
            <text:p>Cables de Electricidad</text:p>
          </table:table-cell>
          <table:table-cell office:value-type="float" office:value="35">
            <text:p>35</text:p>
          </table:table-cell>
          <table:table-cell table:style-name="ce87" office:value-type="float" office:value="2.5">
            <text:p>2.5</text:p>
          </table:table-cell>
          <table:table-cell table:formula="oooc:=[.H7]*[.G7]" office:value-type="float" office:value="87.5">
            <text:p>87.5</text:p>
          </table:table-cell>
        </table:table-row>
        <table:table-row table:style-name="ro1">
          <table:table-cell office:value-type="string">
            <text:p>Sillas 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formula="oooc:=[.C8]*[.B8]" office:value-type="float" office:value="1500">
            <text:p>1500</text:p>
          </table:table-cell>
          <table:table-cell/>
          <table:table-cell office:value-type="string">
            <text:p>Cables de Red</text:p>
          </table:table-cell>
          <table:table-cell office:value-type="float" office:value="20">
            <text:p>20</text:p>
          </table:table-cell>
          <table:table-cell office:value-type="float" office:value="1.7">
            <text:p>1.7</text:p>
          </table:table-cell>
          <table:table-cell table:formula="oooc:=[.H8]*[.G8]" office:value-type="float" office:value="34">
            <text:p>34</text:p>
          </table:table-cell>
        </table:table-row>
        <table:table-row table:style-name="ro1">
          <table:table-cell office:value-type="string">
            <text:p>Luminarias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formula="oooc:=[.C9]*[.B9]" office:value-type="float" office:value="400">
            <text:p>400</text:p>
          </table:table-cell>
          <table:table-cell/>
          <table:table-cell office:value-type="string">
            <text:p>Conectores</text:p>
          </table:table-cell>
          <table:table-cell office:value-type="float" office:value="15">
            <text:p>15</text:p>
          </table:table-cell>
          <table:table-cell office:value-type="float" office:value="0.5">
            <text:p>0.5</text:p>
          </table:table-cell>
          <table:table-cell table:formula="oooc:=[.H9]*[.G9]" office:value-type="float" office:value="7.5">
            <text:p>7.5</text:p>
          </table:table-cell>
        </table:table-row>
        <table:table-row table:style-name="ro1">
          <table:table-cell office:value-type="string">
            <text:p>Bliblioteca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table:formula="oooc:=[.C10]*[.B10]" office:value-type="float" office:value="600">
            <text:p>600</text:p>
          </table:table-cell>
          <table:table-cell/>
          <table:table-cell office:value-type="string">
            <text:p>Zapatillas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ooc:=[.H10]*[.G10]" office:value-type="float" office:value="80">
            <text:p>80</text:p>
          </table:table-cell>
        </table:table-row>
        <table:table-row table:style-name="ro1">
          <table:table-cell office:value-type="string">
            <text:p>Armario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formula="oooc:=[.C11]*[.B11]" office:value-type="float" office:value="800">
            <text:p>800</text:p>
          </table:table-cell>
          <table:table-cell/>
          <table:table-cell office:value-type="string">
            <text:p>Router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formula="oooc:=[.H11]*[.G11]" office:value-type="float" office:value="300">
            <text:p>300</text:p>
          </table:table-cell>
        </table:table-row>
        <table:table-row table:style-name="ro1">
          <table:table-cell office:value-type="string">
            <text:p>Utiles de Escritorio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ooc:=[.C12]*[.B12]" office:value-type="float" office:value="150">
            <text:p>150</text:p>
          </table:table-cell>
          <table:table-cell/>
          <table:table-cell office:value-type="string">
            <text:p>Switch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ooc:=[.H12]*[.G12]" office:value-type="float" office:value="70">
            <text:p>70</text:p>
          </table:table-cell>
        </table:table-row>
        <table:table-row table:style-name="ro1">
          <table:table-cell office:value-type="string">
            <text:p>Herramientas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ooc:=[.C13]*[.B13]" office:value-type="float" office:value="80">
            <text:p>80</text:p>
          </table:table-cell>
          <table:table-cell/>
          <table:table-cell office:value-type="string">
            <text:p>Toma Corrient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ooc:=[.H13]*[.G13]" office:value-type="float" office:value="20">
            <text:p>20</text:p>
          </table:table-cell>
        </table:table-row>
        <table:table-row table:style-name="ro1">
          <table:table-cell office:value-type="string">
            <text:p>Computadoras Desktop</text:p>
          </table:table-cell>
          <table:table-cell table:formula="oooc:=[Sueldos.B13]" office:value-type="float" office:value="5">
            <text:p>5</text:p>
          </table:table-cell>
          <table:table-cell office:value-type="float" office:value="2000">
            <text:p>2000</text:p>
          </table:table-cell>
          <table:table-cell table:formula="oooc:=[.C14]*[.B14]" office:value-type="float" office:value="10000">
            <text:p>10000</text:p>
          </table:table-cell>
          <table:table-cell/>
          <table:table-cell office:value-type="string">
            <text:p>Varios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formula="oooc:=[.H14]*[.G14]" office:value-type="float" office:value="150">
            <text:p>150</text:p>
          </table:table-cell>
        </table:table-row>
        <table:table-row table:style-name="ro1">
          <table:table-cell office:value-type="string">
            <text:p>Notebooks</text:p>
          </table:table-cell>
          <table:table-cell office:value-type="float" office:value="2">
            <text:p>2</text:p>
          </table:table-cell>
          <table:table-cell office:value-type="float" office:value="5000">
            <text:p>5000</text:p>
          </table:table-cell>
          <table:table-cell table:formula="oooc:=[.C15]*[.B15]" office:value-type="float" office:value="10000">
            <text:p>10000</text:p>
          </table:table-cell>
          <table:table-cell table:number-columns-repeated="2"/>
          <table:table-cell table:number-columns-repeated="2"/>
          <table:table-cell table:formula="oooc:=[.H15]*[.G15]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 table:formula="oooc:=[.C16]*[.B16]" office:value-type="float" office:value="0">
            <text:p>0</text:p>
          </table:table-cell>
          <table:table-cell table:number-columns-repeated="2"/>
          <table:table-cell table:number-columns-repeated="2"/>
          <table:table-cell table:formula="oooc:=[.H16]*[.G16]" office:value-type="float" office:value="0">
            <text:p>0</text:p>
          </table:table-cell>
        </table:table-row>
        <table:table-row table:style-name="ro1">
          <table:table-cell table:style-name="ce75" office:value-type="string">
            <text:p>Total sin IVA</text:p>
          </table:table-cell>
          <table:table-cell table:style-name="ce59" table:number-columns-repeated="2"/>
          <table:table-cell table:style-name="ce85" table:formula="oooc:=SUM([.D7:.D16])" office:value-type="float" office:value="28530">
            <text:p>28530</text:p>
          </table:table-cell>
          <table:table-cell/>
          <table:table-cell table:style-name="ce75" office:value-type="string">
            <text:p>Total sin IVA</text:p>
          </table:table-cell>
          <table:table-cell table:style-name="ce59" table:number-columns-repeated="2"/>
          <table:table-cell table:style-name="ce85" table:formula="oooc:=SUM([.I7:.I16])" office:value-type="float" office:value="749">
            <text:p>749</text:p>
          </table:table-cell>
        </table:table-row>
        <table:table-row table:style-name="ro1">
          <table:table-cell table:style-name="ce59" office:value-type="string">
            <text:p>IVA</text:p>
          </table:table-cell>
          <table:table-cell table:style-name="ce59" table:number-columns-repeated="2"/>
          <table:table-cell table:style-name="ce59" table:formula="oooc:=[.D17]*[Impuestos.B3]" office:value-type="float" office:value="5991.3">
            <text:p>5991.3</text:p>
          </table:table-cell>
          <table:table-cell/>
          <table:table-cell table:style-name="ce59" office:value-type="string">
            <text:p>IVA</text:p>
          </table:table-cell>
          <table:table-cell table:style-name="ce59" table:number-columns-repeated="2"/>
          <table:table-cell table:style-name="ce59" table:formula="oooc:=[.I17]*[Impuestos.B3]" office:value-type="float" office:value="157.29">
            <text:p>157.29</text:p>
          </table:table-cell>
        </table:table-row>
        <table:table-row table:style-name="ro1">
          <table:table-cell table:style-name="ce76" office:value-type="string">
            <text:p>TOTAL con IVA</text:p>
          </table:table-cell>
          <table:table-cell table:style-name="ce79" table:number-columns-repeated="2"/>
          <table:table-cell table:style-name="ce86" table:formula="oooc:=[.D17]+[.D18]" office:value-type="float" office:value="34521.3">
            <text:p>34521.3</text:p>
          </table:table-cell>
          <table:table-cell/>
          <table:table-cell table:style-name="ce76" office:value-type="string">
            <text:p>TOTAL con IVA</text:p>
          </table:table-cell>
          <table:table-cell table:style-name="ce79" table:number-columns-repeated="2"/>
          <table:table-cell table:style-name="ce86" table:formula="oooc:=SUM([.I7:.I18])" office:value-type="float" office:value="1655.29">
            <text:p>1655.29</text:p>
          </table:table-cell>
        </table:table-row>
      </table:table>
      <table:table table:name="Sueldos" table:style-name="ta1" table:print="false">
        <table:table-column table:style-name="co17" table:default-cell-style-name="ce74"/>
        <table:table-column table:style-name="co2" table:default-cell-style-name="Default"/>
        <table:table-column table:style-name="co16" table:default-cell-style-name="Default"/>
        <table:table-column table:style-name="co2" table:default-cell-style-name="ce83"/>
        <table:table-row table:style-name="ro1">
          <table:table-cell table:style-name="ce71" office:value-type="string">
            <text:p>Sueldos</text:p>
          </table:table-cell>
          <table:table-cell/>
          <table:table-cell table:style-name="ce80" office:value-type="string">
            <text:p>No modificar lo que esta en color</text:p>
          </table:table-cell>
          <table:table-cell table:style-name="Default"/>
        </table:table-row>
        <table:table-row table:style-name="ro1">
          <table:table-cell table:style-name="ce72" office:value-type="string">
            <text:p>TOTAL SUELDOS</text:p>
          </table:table-cell>
          <table:table-cell table:style-name="ce77" table:formula="oooc:=[.C21]*12" office:value-type="float" office:value="152280">
            <text:p>152280</text:p>
          </table:table-cell>
          <table:table-cell/>
          <table:table-cell table:style-name="Default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73"/>
          <table:table-cell table:style-name="ce78"/>
          <table:table-cell table:style-name="ce91" office:value-type="string">
            <text:p>Recursos Humanos</text:p>
          </table:table-cell>
          <table:table-cell table:style-name="ce82"/>
        </table:table-row>
        <table:table-row table:style-name="ro1">
          <table:table-cell table:style-name="ce88" office:value-type="string">
            <text:p>Nombre</text:p>
          </table:table-cell>
          <table:table-cell table:style-name="ce90" office:value-type="string">
            <text:p>Cargo</text:p>
          </table:table-cell>
          <table:table-cell table:style-name="ce90" office:value-type="string">
            <text:p>Sueldo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Gerente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Secretaria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Técnico</text:p>
          </table:table-cell>
          <table:table-cell office:value-type="float" office:value="1200">
            <text:p>1200</text:p>
          </table:table-cell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umero Técnicos</text:p>
          </table:table-cell>
          <table:table-cell table:formula="oooc:=[Ventas.E9]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oef. Carga Social</text:p>
          </table:table-cell>
          <table:table-cell office:value-type="float" office:value="1.41">
            <text:p>1.41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89" office:value-type="string">
            <text:p>TOTAL</text:p>
          </table:table-cell>
          <table:table-cell table:style-name="ce79"/>
          <table:table-cell table:style-name="ce79" table:formula="oooc:=SUM([.C8:.C9]) + [.C10]*[.B13]" office:value-type="float" office:value="9000">
            <text:p>9000</text:p>
          </table:table-cell>
          <table:table-cell table:style-name="ce92"/>
        </table:table-row>
        <table:table-row table:style-name="ro1">
          <table:table-cell table:style-name="ce89" office:value-type="string">
            <text:p>TOTAL + Carga Social</text:p>
          </table:table-cell>
          <table:table-cell table:style-name="ce79"/>
          <table:table-cell table:style-name="ce79" table:formula="oooc:=[.C20]*[.B15]" office:value-type="float" office:value="12690">
            <text:p>12690</text:p>
          </table:table-cell>
          <table:table-cell table:style-name="Default"/>
        </table:table-row>
      </table:table>
      <table:table table:name="Gastos" table:style-name="ta1" table:print="false">
        <table:table-column table:style-name="co2" table:default-cell-style-name="Default"/>
        <table:table-column table:style-name="co17" table:default-cell-style-name="ce74"/>
        <table:table-column table:style-name="co16" table:default-cell-style-name="ce83"/>
        <table:table-column table:style-name="co2" table:default-cell-style-name="Default"/>
        <table:table-column table:style-name="co18" table:default-cell-style-name="Default"/>
        <table:table-row table:style-name="ro1">
          <table:table-cell/>
          <table:table-cell table:style-name="Default"/>
          <table:table-cell table:style-name="ce80" office:value-type="string">
            <text:p>No modificar lo que esta en color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2" office:value-type="string">
            <text:p>TOTAL GASTOS</text:p>
          </table:table-cell>
          <table:table-cell table:style-name="ce77" table:formula="oooc:=[.C23]" office:value-type="float" office:value="4470">
            <text:p>447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73"/>
          <table:table-cell table:style-name="ce93" office:value-type="string">
            <text:p>GASTO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88" office:value-type="string">
            <text:p>Descripcion </text:p>
          </table:table-cell>
          <table:table-cell table:style-name="ce94" office:value-type="string">
            <text:p>Mont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uz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s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ternet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guridad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mpuestos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lquiler</text:p>
          </table:table-cell>
          <table:table-cell office:value-type="float" office:value="1500">
            <text:p>1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mpieza</text:p>
          </table:table-cell>
          <table:table-cell office:value-type="float" office:value="450">
            <text:p>4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rsos de Actualizacion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1" table:number-rows-repeated="7">
          <table:table-cell table:number-columns-repeated="5"/>
        </table:table-row>
        <table:table-row table:style-name="ro1">
          <table:table-cell/>
          <table:table-cell table:style-name="ce89" office:value-type="string">
            <text:p>TOTAL</text:p>
          </table:table-cell>
          <table:table-cell table:style-name="ce86" table:formula="oooc:=SUM([.C8:.C22])" office:value-type="float" office:value="4470">
            <text:p>4470</text:p>
          </table:table-cell>
          <table:table-cell table:number-columns-repeated="2"/>
        </table:table-row>
      </table:table>
      <table:table table:name="Impuestos" table:style-name="ta1" table:print="false">
        <table:table-column table:style-name="co19" table:default-cell-style-name="ce95"/>
        <table:table-column table:style-name="co2" table:default-cell-style-name="Default"/>
        <table:table-row table:style-name="ro1">
          <table:table-cell office:value-type="string">
            <text:p>Impuesto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IVA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string">
            <text:p>Tasas Municipale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asas Comerciales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Ingresos Brutos</text:p>
          </table:table-cell>
          <table:table-cell office:value-type="float" office:value="3.5">
            <text:p>3.5</text:p>
          </table:table-cell>
        </table:table-row>
      </table:table>
      <table:table table:name="Graficos" table:style-name="ta1" table:print="false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Graficos.H25" table:end-x="0.5858in" table:end-y="0.011in" draw:z-index="0" svg:width="5.7461in" svg:height="3.8295in" svg:x="0.1732in" svg:y="0.0319in">
              <draw:object draw:notify-on-update-of-ranges="'Cash Flow'.C26:'Cash Flow'.L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Nimbus Sans L" fo:language="es" fo:country="ES" style:font-name-asian="Nimbus Sans L1" style:language-asian="none" style:country-asian="none" style:font-name-complex="Nimbus Sans L1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1-15">11/15/2005</text:date>, <text:time>00:58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creation-date>2005-10-30T11:26:01</meta:creation-date>
    <dc:creator>Luis Floreani</dc:creator>
    <dc:date>2005-11-15T00:58:14</dc:date>
    <dc:language>es-ES</dc:language>
    <meta:editing-cycles>119</meta:editing-cycles>
    <meta:editing-duration>PT11H29M25S</meta:editing-duration>
    <meta:user-defined meta:name="Info 1"/>
    <meta:user-defined meta:name="Info 2"/>
    <meta:user-defined meta:name="Info 3"/>
    <meta:user-defined meta:name="Info 4"/>
    <meta:document-statistic meta:table-count="7" meta:cell-count="6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8.1000003814697pt" style:font-family-asian="Gothic" style:font-pitch-asian="variable" style:font-size-asian="18.1000003814697pt" style:font-family-complex="Tahoma" style:font-pitch-complex="variable" style:font-size-complex="18.1000003814697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80000019073486pt" style:font-family-asian="Gothic" style:font-pitch-asian="variable" style:font-size-asian="9.80000019073486pt" style:font-family-complex="Tahoma" style:font-pitch-complex="variable" style:font-size-complex="9.80000019073486pt"/>
    </style:style>
    <style:style style:name="ch5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2.5pt" style:font-family-asian="Gothic" style:font-pitch-asian="variable" style:font-size-asian="12.5pt" style:font-family-complex="Tahoma" style:font-pitch-complex="variable" style:font-size-complex="12.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80000019073486pt" style:font-family-asian="Gothic" style:font-pitch-asian="variable" style:font-size-asian="9.80000019073486pt" style:font-family-complex="Tahoma" style:font-pitch-complex="variable" style:font-size-complex="9.80000019073486pt"/>
    </style:style>
    <style:style style:name="ch7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2.3999996185303pt" style:font-family-asian="Gothic" style:font-pitch-asian="variable" style:font-size-asian="12.3999996185303pt" style:font-family-complex="Tahoma" style:font-pitch-complex="variable" style:font-size-complex="12.399999618530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0066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ccff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0080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00ff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8" style:family="chart">
      <style:graphic-properties draw:stroke="none" draw:fill="none"/>
    </style:style>
    <style:style style:name="ch19" style:family="chart">
      <style:graphic-properties draw:stroke="none" draw:fill-color="#999999"/>
    </style:style>
  </office:automatic-styles>
  <office:body>
    <office:chart>
      <chart:chart svg:width="14.596cm" svg:height="9.728cm" chart:class="chart:bar" chart:style-name="ch1">
        <chart:title svg:x="5.79cm" svg:y="0.193cm" chart:style-name="ch2">
          <text:p>CashFlow</text:p>
        </chart:title>
        <chart:plot-area chart:style-name="ch3" table:cell-range-address="'Cash Flow'.$C$26:.$L$26" chart:table-number-list="0" svg:x="0.287cm" svg:y="1.303cm" svg:width="11.948cm" svg:height="8.234cm">
          <chart:axis chart:dimension="x" chart:name="primary-x" chart:style-name="ch4">
            <chart:title svg:x="6.779cm" svg:y="8.416cm" chart:style-name="ch5">
              <text:p>Años</text:p>
            </chart:title>
            <chart:categories table:cell-range-address="local-table.A2:.A2"/>
          </chart:axis>
          <chart:axis chart:dimension="y" chart:name="primary-y" chart:style-name="ch6">
            <chart:title svg:x="0.287cm" svg:y="4.889cm" chart:style-name="ch7">
              <text:p>Cash</text:p>
            </chart:title>
            <chart:grid chart:class="major"/>
          </chart:axis>
          <chart:series chart:style-name="ch8">
            <chart:data-point/>
          </chart:series>
          <chart:series chart:style-name="ch9">
            <chart:data-point/>
          </chart:series>
          <chart:series chart:style-name="ch10">
            <chart:data-point/>
          </chart:series>
          <chart:series chart:style-name="ch11">
            <chart:data-point/>
          </chart:series>
          <chart:series chart:style-name="ch12">
            <chart:data-point/>
          </chart:series>
          <chart:series chart:style-name="ch13">
            <chart:data-point/>
          </chart:series>
          <chart:series chart:style-name="ch14">
            <chart:data-point/>
          </chart:series>
          <chart:series chart:style-name="ch15">
            <chart:data-point/>
          </chart:series>
          <chart:series chart:style-name="ch16">
            <chart:data-point/>
          </chart:series>
          <chart:series chart:style-name="ch17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-96469.9084605461">
                <text:p>-96469.9084605461</text:p>
              </table:table-cell>
              <table:table-cell office:value-type="float" office:value="-17740.4509605462">
                <text:p>-17740.4509605462</text:p>
              </table:table-cell>
              <table:table-cell office:value-type="float" office:value="31286.046375645">
                <text:p>31286.046375645</text:p>
              </table:table-cell>
              <table:table-cell office:value-type="float" office:value="58323.971250645">
                <text:p>58323.971250645</text:p>
              </table:table-cell>
              <table:table-cell office:value-type="float" office:value="92597.2248756451">
                <text:p>92597.2248756451</text:p>
              </table:table-cell>
              <table:table-cell office:value-type="float" office:value="164688.66375">
                <text:p>164688.66375</text:p>
              </table:table-cell>
              <table:table-cell office:value-type="float" office:value="190447.9395">
                <text:p>190447.9395</text:p>
              </table:table-cell>
              <table:table-cell office:value-type="float" office:value="236738.9895">
                <text:p>236738.9895</text:p>
              </table:table-cell>
              <table:table-cell office:value-type="float" office:value="243844.4775">
                <text:p>243844.4775</text:p>
              </table:table-cell>
              <table:table-cell office:value-type="float" office:value="80565.03">
                <text:p>80565.0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